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72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04cm"/>
    </style:style>
    <style:style style:name="co9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36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1"/>
    <style:style style:name="ce4" style:family="table-cell" style:parent-style-name="Default" style:data-style-name="N64"/>
    <style:style style:name="ce5" style:family="table-cell" style:parent-style-name="Default" style:data-style-name="N104"/>
    <style:style style:name="ce6" style:family="table-cell" style:parent-style-name="Default" style:data-style-name="N0"/>
    <style:style style:name="ce7" style:family="table-cell" style:parent-style-name="Default" style:data-style-name="N99"/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104">
      <style:table-cell-properties fo:background-color="#ffff00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ig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7" table:default-cell-style-name="ce6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table:style-name="Default" office:value-type="string" calcext:value-type="string">
            <text:p>sroda</text:p>
          </table:table-cell>
          <table:table-cell table:style-name="Default" office:value-type="string" calcext:value-type="string">
            <text:p>czwartek</text:p>
          </table:table-cell>
          <table:table-cell table:style-name="Default" office:value-type="string" calcext:value-type="string">
            <text:p>piatek</text:p>
          </table:table-cell>
          <table:table-cell table:style-name="Default" office:value-type="string" calcext:value-type="string">
            <text:p>sobota</text:p>
          </table:table-cell>
          <table:table-cell table:style-name="Default" office:value-type="string" calcext:value-type="string">
            <text:p>niedziela</text:p>
          </table:table-cell>
          <table:table-cell table:style-name="Default" office:value-type="string" calcext:value-type="string">
            <text:p>Tyg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10H56M00S" calcext:value-type="time">
            <text:p>10:56:00</text:p>
          </table:table-cell>
          <table:table-cell office:value-type="time" office:time-value="PT11H57M00S" calcext:value-type="time">
            <text:p>11:57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8H56M00S" calcext:value-type="time">
            <text:p>08:56:00</text:p>
          </table:table-cell>
          <table:table-cell table:formula="of:=N(SUM([.C2:.I2]) * 24)" office:value-type="float" office:value="47.9166666666667" calcext:value-type="float">
            <text:p>47,9166666666667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:00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12H54M00S" calcext:value-type="time">
            <text:p>12:54:00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12H54M00S" calcext:value-type="time">
            <text:p>12:54:00</text:p>
          </table:table-cell>
          <table:table-cell table:formula="of:=N(SUM([.C3:.I3]) * 24)" office:value-type="float" office:value="52.7333333333333" calcext:value-type="float">
            <text:p>52,7333333333333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:00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11H57M00S" calcext:value-type="time">
            <text:p>11:57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0H00M00S" calcext:value-type="time">
            <text:p>00:00:00</text:p>
          </table:table-cell>
          <table:table-cell table:formula="of:=N(SUM([.C4:.I4]) * 24)" office:value-type="float" office:value="33.3166666666667" calcext:value-type="float">
            <text:p>33,3166666666667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5H00M00S" calcext:value-type="time">
            <text:p>05:00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5H00M00S" calcext:value-type="time">
            <text:p>05:00:00</text:p>
          </table:table-cell>
          <table:table-cell table:formula="of:=N(SUM([.C5:.I5]) * 24)" office:value-type="float" office:value="36.5333333333333" calcext:value-type="float">
            <text:p>36,5333333333333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:00</text:p>
          </table:table-cell>
          <table:table-cell office:value-type="time" office:time-value="PT05H08M00S" calcext:value-type="time">
            <text:p>05:08:00</text:p>
          </table:table-cell>
          <table:table-cell office:value-type="time" office:time-value="PT12H05M00S" calcext:value-type="time">
            <text:p>12:05:00</text:p>
          </table:table-cell>
          <table:table-cell office:value-type="time" office:time-value="PT05H30M00S" calcext:value-type="time">
            <text:p>05:30:00</text:p>
          </table:table-cell>
          <table:table-cell table:number-columns-repeated="2" office:value-type="time" office:time-value="PT05H59M00S" calcext:value-type="time">
            <text:p>05:59:00</text:p>
          </table:table-cell>
          <table:table-cell office:value-type="time" office:time-value="PT12H05M00S" calcext:value-type="time">
            <text:p>12:05:00</text:p>
          </table:table-cell>
          <table:table-cell table:formula="of:=N(SUM([.C6:.I6]) * 24)" office:value-type="float" office:value="51.7833333333333" calcext:value-type="float">
            <text:p>51,7833333333333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11H54M00S" calcext:value-type="time">
            <text:p>11:54:00</text:p>
          </table:table-cell>
          <table:table-cell office:value-type="time" office:time-value="PT11H57M00S" calcext:value-type="time">
            <text:p>11:57:00</text:p>
          </table:table-cell>
          <table:table-cell table:number-columns-repeated="2" office:value-type="time" office:time-value="PT07H00M00S" calcext:value-type="time">
            <text:p>07:00:00</text:p>
          </table:table-cell>
          <table:table-cell office:value-type="time" office:time-value="PT01H57M00S" calcext:value-type="time">
            <text:p>01:57:00</text:p>
          </table:table-cell>
          <table:table-cell table:formula="of:=N(SUM([.C7:.I7]) * 24)"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:00</text:p>
          </table:table-cell>
          <table:table-cell office:value-type="time" office:time-value="PT00H00M00S" calcext:value-type="time">
            <text:p>00:00:00</text:p>
          </table:table-cell>
          <table:table-cell table:number-columns-repeated="2" office:value-type="time" office:time-value="PT12H00M00S" calcext:value-type="time">
            <text:p>12:00:00</text:p>
          </table:table-cell>
          <table:table-cell table:number-columns-repeated="2" office:value-type="time" office:time-value="PT05H08M00S" calcext:value-type="time">
            <text:p>05:08:00</text:p>
          </table:table-cell>
          <table:table-cell office:value-type="time" office:time-value="PT02H00M00S" calcext:value-type="time">
            <text:p>02:00:00</text:p>
          </table:table-cell>
          <table:table-cell table:formula="of:=N(SUM([.C8:.I8]) * 24)" office:value-type="float" office:value="47.4" calcext:value-type="float">
            <text:p>47,4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office:value-type="time" office:time-value="PT11H57M00S" calcext:value-type="time">
            <text:p>11:57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1H57M00S" calcext:value-type="time">
            <text:p>11:57:00</text:p>
          </table:table-cell>
          <table:table-cell table:formula="of:=N(SUM([.C9:.I9]) * 24)" office:value-type="float" office:value="61.8166666666667" calcext:value-type="float">
            <text:p>61,8166666666667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:00</text:p>
          </table:table-cell>
          <table:table-cell office:value-type="time" office:time-value="PT09H54M00S" calcext:value-type="time">
            <text:p>09:54:00</text:p>
          </table:table-cell>
          <table:table-cell table:number-columns-repeated="2" office:value-type="time" office:time-value="PT04H00M00S" calcext:value-type="time">
            <text:p>04:0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4H00M00S" calcext:value-type="time">
            <text:p>04:00:00</text:p>
          </table:table-cell>
          <table:table-cell table:formula="of:=N(SUM([.C10:.I10]) * 24)" office:value-type="float" office:value="33.05" calcext:value-type="float">
            <text:p>33,05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06H10M00S" calcext:value-type="time">
            <text:p>06:10:00</text:p>
          </table:table-cell>
          <table:table-cell table:number-columns-repeated="2" office:value-type="time" office:time-value="PT05H30M00S" calcext:value-type="time">
            <text:p>05:30:00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05H30M00S" calcext:value-type="time">
            <text:p>05:30:00</text:p>
          </table:table-cell>
          <table:table-cell table:formula="of:=N(SUM([.C11:.I11]) * 24)" office:value-type="float" office:value="35.9166666666667" calcext:value-type="float">
            <text:p>35,9166666666667</text:p>
          </table:table-cell>
        </table:table-row>
        <table:table-row table:style-name="ro1" table:number-rows-repeated="6">
          <table:table-cell/>
          <table:table-cell table:style-name="Default" table:number-columns-repeated="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ygodniowy czas pracy: </text:p>
          </table:table-cell>
          <table:covered-table-cell table:style-name="Default"/>
          <table:table-cell table:style-name="ce4" office:value-type="time" office:time-value="PT43H15M00S" calcext:value-type="time">
            <text:p>43:15:00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wota premii do podziału: </text:p>
          </table:table-cell>
          <table:covered-table-cell table:style-name="Default"/>
          <table:table-cell table:style-name="ce5" office:value-type="currency" office:currency="PLN" office:value="2500" calcext:value-type="currency">
            <text:p>2 500,00 zł</text:p>
          </table:table-cell>
          <table:table-cell table:style-name="Default" table:number-columns-repeated="6"/>
        </table:table-row>
      </table:table>
      <table:table table:name="Zadanie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office:value-type="string" calcext:value-type="string">
            <text:p>s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Tyg</text:p>
          </table:table-cell>
          <table:table-cell office:value-type="string" calcext:value-type="string">
            <text:p>Staż (lat)</text:p>
          </table:table-cell>
          <table:table-cell office:value-type="string" calcext:value-type="string">
            <text:p>Mnożnik</text:p>
          </table:table-cell>
          <table:table-cell office:value-type="string" calcext:value-type="string">
            <text:p>Premia</text:p>
          </table:table-cell>
          <table:table-cell office:value-type="string" calcext:value-type="string">
            <text:p>Przepracowane godz</text:p>
          </table:table-cell>
          <table:table-cell office:value-type="string" calcext:value-type="string">
            <text:p>Nagrodziny</text:p>
          </table:table-cell>
          <table:table-cell office:value-type="string" calcext:value-type="string">
            <text:p>Część premii</text:p>
          </table:table-cell>
          <table:table-cell office:value-type="string" calcext:value-type="string">
            <text:p>Premia</text:p>
          </table:table-cell>
          <table:table-cell table:style-name="ce8" office:value-type="string" calcext:value-type="string">
            <text:p>Itog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4H00M00S" calcext:value-type="time">
            <text:p>04:00:00</text:p>
          </table:table-cell>
          <table:table-cell table:style-name="ce3" office:value-type="time" office:time-value="PT10H56M00S" calcext:value-type="time">
            <text:p>10:56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8H56M00S" calcext:value-type="time">
            <text:p>08:56:00</text:p>
          </table:table-cell>
          <table:table-cell table:style-name="ce6" table:formula="of:=N(SUM([.C2:.I2]) * 24)" office:value-type="float" office:value="47.9166666666667" calcext:value-type="float">
            <text:p>47,9166666666667</text:p>
          </table:table-cell>
          <table:table-cell table:formula="of:=DATEDIF([.B2]; [.$D$20]; &quot;y&quot;)" office:value-type="float" office:value="8" calcext:value-type="float">
            <text:p>8</text:p>
          </table:table-cell>
          <table:table-cell table:formula="of:=10 + 10 * ([.K2]%)" office:value-type="float" office:value="10.8" calcext:value-type="float">
            <text:p>10,8</text:p>
          </table:table-cell>
          <table:table-cell table:style-name="ce7" table:formula="of:=IF([.J2] &lt;= [.$E$18]; FALSE(); TRUE())" office:value-type="boolean" office:boolean-value="true" calcext:value-type="boolean">
            <text:p>PRAWDA</text:p>
          </table:table-cell>
          <table:table-cell table:style-name="ce6" table:formula="of:=IF([.M2]; ROUNDDOWN([.J2] - [.$E$18]); 0)" office:value-type="float" office:value="4" calcext:value-type="float">
            <text:p>4</text:p>
          </table:table-cell>
          <table:table-cell table:formula="of:=IF([.M2]; ROUNDDOWN([.N2]) * [.L2]; &quot;&quot;)" office:value-type="float" office:value="43.2" calcext:value-type="float">
            <text:p>43,2</text:p>
          </table:table-cell>
          <table:table-cell table:formula="of:= [.N2] / [.$N$12]" office:value-type="float" office:value="0.0784313725490196" calcext:value-type="float">
            <text:p>0,0784313725490196</text:p>
          </table:table-cell>
          <table:table-cell table:formula="of:=2500 * [.P2]" office:value-type="float" office:value="196.078431372549" calcext:value-type="float">
            <text:p>196,078431372549</text:p>
          </table:table-cell>
          <table:table-cell table:formula="of:=IF([.M2]; 10 * [.$E$18] + [.O2] + [.Q2]; 10 * [.$E$18])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:00</text:p>
          </table:table-cell>
          <table:table-cell office:value-type="time" office:time-value="PT02H00M00S" calcext:value-type="time">
            <text:p>02:00:00</text:p>
          </table:table-cell>
          <table:table-cell table:style-name="ce3" office:value-type="time" office:time-value="PT12H54M00S" calcext:value-type="time">
            <text:p>12:54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office:value-type="time" office:time-value="PT12H54M00S" calcext:value-type="time">
            <text:p>12:54:00</text:p>
          </table:table-cell>
          <table:table-cell table:style-name="ce6" table:formula="of:=N(SUM([.C3:.I3]) * 24)" office:value-type="float" office:value="52.7333333333333" calcext:value-type="float">
            <text:p>52,7333333333333</text:p>
          </table:table-cell>
          <table:table-cell table:formula="of:=DATEDIF([.B3]; [.$D$20]; &quot;y&quot;)" office:value-type="float" office:value="4" calcext:value-type="float">
            <text:p>4</text:p>
          </table:table-cell>
          <table:table-cell table:formula="of:=10 + 10 * ([.K3] / 100)" office:value-type="float" office:value="10.4" calcext:value-type="float">
            <text:p>10,4</text:p>
          </table:table-cell>
          <table:table-cell table:style-name="ce7" table:formula="of:=IF([.J3] &lt;= [.$E$18]; FALSE(); TRUE())" office:value-type="boolean" office:boolean-value="true" calcext:value-type="boolean">
            <text:p>PRAWDA</text:p>
          </table:table-cell>
          <table:table-cell table:style-name="ce6" table:formula="of:=IF([.M3]; ROUNDDOWN([.J3] - [.$E$18]); 0)" office:value-type="float" office:value="9" calcext:value-type="float">
            <text:p>9</text:p>
          </table:table-cell>
          <table:table-cell table:formula="of:=IF([.M3]; ROUNDDOWN([.N3]) * [.L3]; 0)" office:value-type="float" office:value="93.6" calcext:value-type="float">
            <text:p>93,6</text:p>
          </table:table-cell>
          <table:table-cell table:formula="of:= [.N3] / [.$N$12]" office:value-type="float" office:value="0.176470588235294" calcext:value-type="float">
            <text:p>0,176470588235294</text:p>
          </table:table-cell>
          <table:table-cell table:formula="of:=2500 * [.P3]" office:value-type="float" office:value="441.176470588235" calcext:value-type="float">
            <text:p>441,176470588235</text:p>
          </table:table-cell>
          <table:table-cell table:formula="of:=IF([.M3]; 10 * [.$E$18] + [.O3] + [.Q3]; 10 * [.$E$18])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:00</text:p>
          </table:table-cell>
          <table:table-cell office:value-type="time" office:time-value="PT05H59M00S" calcext:value-type="time">
            <text:p>05:59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3H00M00S" calcext:value-type="time">
            <text:p>03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6" table:formula="of:=N(SUM([.C4:.I4]) * 24)" office:value-type="float" office:value="33.3166666666667" calcext:value-type="float">
            <text:p>33,3166666666667</text:p>
          </table:table-cell>
          <table:table-cell table:formula="of:=DATEDIF([.B4]; [.$D$20]; &quot;y&quot;)" office:value-type="float" office:value="3" calcext:value-type="float">
            <text:p>3</text:p>
          </table:table-cell>
          <table:table-cell table:formula="of:=10 + 10 * ([.K4] / 100)" office:value-type="float" office:value="10.3" calcext:value-type="float">
            <text:p>10,3</text:p>
          </table:table-cell>
          <table:table-cell table:style-name="ce7" table:formula="of:=IF([.J4] &lt;= [.$E$18]; FALSE(); TRUE())" office:value-type="boolean" office:boolean-value="false" calcext:value-type="boolean">
            <text:p>FAŁSZ</text:p>
          </table:table-cell>
          <table:table-cell table:style-name="ce6" table:formula="of:=IF([.M4]; ROUNDDOWN([.J4] - [.$E$18]); 0)" office:value-type="float" office:value="0" calcext:value-type="float">
            <text:p>0</text:p>
          </table:table-cell>
          <table:table-cell table:formula="of:=IF([.M4]; ROUNDDOWN([.N4]) * [.L4]; 0)" office:value-type="float" office:value="0" calcext:value-type="float">
            <text:p>0</text:p>
          </table:table-cell>
          <table:table-cell table:formula="of:= [.N4] / [.$N$12]" office:value-type="float" office:value="0" calcext:value-type="float">
            <text:p>0</text:p>
          </table:table-cell>
          <table:table-cell table:formula="of:=2500 * [.P4]" office:value-type="float" office:value="0" calcext:value-type="float">
            <text:p>0</text:p>
          </table:table-cell>
          <table:table-cell table:formula="of:=IF([.M4]; 10 * [.$E$18] + [.O4] + [.Q4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:00</text:p>
          </table:table-cell>
          <table:table-cell office:value-type="time" office:time-value="PT07H00M00S" calcext:value-type="time">
            <text:p>07:00:00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6" table:formula="of:=N(SUM([.C5:.I5]) * 24)" office:value-type="float" office:value="36.5333333333333" calcext:value-type="float">
            <text:p>36,5333333333333</text:p>
          </table:table-cell>
          <table:table-cell table:formula="of:=DATEDIF([.B5]; [.$D$20]; &quot;y&quot;)" office:value-type="float" office:value="2" calcext:value-type="float">
            <text:p>2</text:p>
          </table:table-cell>
          <table:table-cell table:formula="of:=10 + 10 * ([.K5] / 100)" office:value-type="float" office:value="10.2" calcext:value-type="float">
            <text:p>10,2</text:p>
          </table:table-cell>
          <table:table-cell table:style-name="ce7" table:formula="of:=IF([.J5] &lt;= [.$E$18]; FALSE(); TRUE())" office:value-type="boolean" office:boolean-value="false" calcext:value-type="boolean">
            <text:p>FAŁSZ</text:p>
          </table:table-cell>
          <table:table-cell table:style-name="ce6" table:formula="of:=IF([.M5]; ROUNDDOWN([.J5] - [.$E$18]); 0)" office:value-type="float" office:value="0" calcext:value-type="float">
            <text:p>0</text:p>
          </table:table-cell>
          <table:table-cell table:formula="of:=IF([.M5]; ROUNDDOWN([.N5]) * [.L5]; 0)" office:value-type="float" office:value="0" calcext:value-type="float">
            <text:p>0</text:p>
          </table:table-cell>
          <table:table-cell table:formula="of:= [.N5] / [.$N$12]" office:value-type="float" office:value="0" calcext:value-type="float">
            <text:p>0</text:p>
          </table:table-cell>
          <table:table-cell table:formula="of:=2500 * [.P5]" office:value-type="float" office:value="0" calcext:value-type="float">
            <text:p>0</text:p>
          </table:table-cell>
          <table:table-cell table:formula="of:=IF([.M5]; 10 * [.$E$18] + [.O5] + [.Q5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:00</text:p>
          </table:table-cell>
          <table:table-cell office:value-type="time" office:time-value="PT05H08M00S" calcext:value-type="time">
            <text:p>05:08:00</text:p>
          </table:table-cell>
          <table:table-cell table:style-name="ce3" office:value-type="time" office:time-value="PT12H05M00S" calcext:value-type="time">
            <text:p>12:05:00</text:p>
          </table:table-cell>
          <table:table-cell table:style-name="ce3" office:value-type="time" office:time-value="PT05H30M00S" calcext:value-type="time">
            <text:p>05:30:00</text:p>
          </table:table-cell>
          <table:table-cell table:number-columns-repeated="2" table:style-name="ce3" office:value-type="time" office:time-value="PT05H59M00S" calcext:value-type="time">
            <text:p>05:59:00</text:p>
          </table:table-cell>
          <table:table-cell table:style-name="ce3" office:value-type="time" office:time-value="PT12H05M00S" calcext:value-type="time">
            <text:p>12:05:00</text:p>
          </table:table-cell>
          <table:table-cell table:style-name="ce6" table:formula="of:=N(SUM([.C6:.I6]) * 24)" office:value-type="float" office:value="51.7833333333333" calcext:value-type="float">
            <text:p>51,7833333333333</text:p>
          </table:table-cell>
          <table:table-cell table:formula="of:=DATEDIF([.B6]; [.$D$20]; &quot;y&quot;)" office:value-type="float" office:value="1" calcext:value-type="float">
            <text:p>1</text:p>
          </table:table-cell>
          <table:table-cell table:formula="of:=10 + 10 * ([.K6] / 100)" office:value-type="float" office:value="10.1" calcext:value-type="float">
            <text:p>10,1</text:p>
          </table:table-cell>
          <table:table-cell table:style-name="ce7" table:formula="of:=IF([.J6] &lt;= [.$E$18]; FALSE(); TRUE())" office:value-type="boolean" office:boolean-value="true" calcext:value-type="boolean">
            <text:p>PRAWDA</text:p>
          </table:table-cell>
          <table:table-cell table:style-name="ce6" table:formula="of:=IF([.M6]; ROUNDDOWN([.J6] - [.$E$18]); 0)" office:value-type="float" office:value="8" calcext:value-type="float">
            <text:p>8</text:p>
          </table:table-cell>
          <table:table-cell table:formula="of:=IF([.M6]; ROUNDDOWN([.N6]) * [.L6]; 0)" office:value-type="float" office:value="80.8" calcext:value-type="float">
            <text:p>80,8</text:p>
          </table:table-cell>
          <table:table-cell table:formula="of:= [.N6] / [.$N$12]" office:value-type="float" office:value="0.156862745098039" calcext:value-type="float">
            <text:p>0,156862745098039</text:p>
          </table:table-cell>
          <table:table-cell table:formula="of:=2500 * [.P6]" office:value-type="float" office:value="392.156862745098" calcext:value-type="float">
            <text:p>392,156862745098</text:p>
          </table:table-cell>
          <table:table-cell table:formula="of:=IF([.M6]; 10 * [.$E$18] + [.O6] + [.Q6]; 10 * [.$E$18])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00H00M00S" calcext:value-type="time">
            <text:p>00:00:00</text:p>
          </table:table-cell>
          <table:table-cell table:style-name="ce3" office:value-type="time" office:time-value="PT11H54M00S" calcext:value-type="time">
            <text:p>11:54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number-columns-repeated="2" table:style-name="ce3" office:value-type="time" office:time-value="PT07H00M00S" calcext:value-type="time">
            <text:p>07:00:00</text:p>
          </table:table-cell>
          <table:table-cell table:style-name="ce3" office:value-type="time" office:time-value="PT01H57M00S" calcext:value-type="time">
            <text:p>01:57:00</text:p>
          </table:table-cell>
          <table:table-cell table:style-name="ce6" table:formula="of:=N(SUM([.C7:.I7]) * 24)" office:value-type="float" office:value="51.8" calcext:value-type="float">
            <text:p>51,8</text:p>
          </table:table-cell>
          <table:table-cell table:formula="of:=DATEDIF([.B7]; [.$D$20]; &quot;y&quot;)" office:value-type="float" office:value="4" calcext:value-type="float">
            <text:p>4</text:p>
          </table:table-cell>
          <table:table-cell table:formula="of:=10 + 10 * ([.K7] / 100)" office:value-type="float" office:value="10.4" calcext:value-type="float">
            <text:p>10,4</text:p>
          </table:table-cell>
          <table:table-cell table:style-name="ce7" table:formula="of:=IF([.J7] &lt;= [.$E$18]; FALSE(); TRUE())" office:value-type="boolean" office:boolean-value="true" calcext:value-type="boolean">
            <text:p>PRAWDA</text:p>
          </table:table-cell>
          <table:table-cell table:style-name="ce6" table:formula="of:=IF([.M7]; ROUNDDOWN([.J7] - [.$E$18]); 0)" office:value-type="float" office:value="8" calcext:value-type="float">
            <text:p>8</text:p>
          </table:table-cell>
          <table:table-cell table:formula="of:=IF([.M7]; ROUNDDOWN([.N7]) * [.L7]; 0)" office:value-type="float" office:value="83.2" calcext:value-type="float">
            <text:p>83,2</text:p>
          </table:table-cell>
          <table:table-cell table:formula="of:= [.N7] / [.$N$12]" office:value-type="float" office:value="0.156862745098039" calcext:value-type="float">
            <text:p>0,156862745098039</text:p>
          </table:table-cell>
          <table:table-cell table:formula="of:=2500 * [.P7]" office:value-type="float" office:value="392.156862745098" calcext:value-type="float">
            <text:p>392,156862745098</text:p>
          </table:table-cell>
          <table:table-cell table:formula="of:=IF([.M7]; 10 * [.$E$18] + [.O7] + [.Q7]; 10 * [.$E$18])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:00</text:p>
          </table:table-cell>
          <table:table-cell office:value-type="time" office:time-value="PT00H00M00S" calcext:value-type="time">
            <text:p>00:00:00</text:p>
          </table:table-cell>
          <table:table-cell table:number-columns-repeated="2" table:style-name="ce3" office:value-type="time" office:time-value="PT12H00M00S" calcext:value-type="time">
            <text:p>12:00:00</text:p>
          </table:table-cell>
          <table:table-cell table:number-columns-repeated="2" table:style-name="ce3" office:value-type="time" office:time-value="PT05H08M00S" calcext:value-type="time">
            <text:p>05:08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6" table:formula="of:=N(SUM([.C8:.I8]) * 24)" office:value-type="float" office:value="47.4" calcext:value-type="float">
            <text:p>47,4</text:p>
          </table:table-cell>
          <table:table-cell table:formula="of:=DATEDIF([.B8]; [.$D$20]; &quot;y&quot;)" office:value-type="float" office:value="7" calcext:value-type="float">
            <text:p>7</text:p>
          </table:table-cell>
          <table:table-cell table:formula="of:=10 + 10 * ([.K8] / 100)" office:value-type="float" office:value="10.7" calcext:value-type="float">
            <text:p>10,7</text:p>
          </table:table-cell>
          <table:table-cell table:style-name="ce7" table:formula="of:=IF([.J8] &lt;= [.$E$18]; FALSE(); TRUE())" office:value-type="boolean" office:boolean-value="true" calcext:value-type="boolean">
            <text:p>PRAWDA</text:p>
          </table:table-cell>
          <table:table-cell table:style-name="ce6" table:formula="of:=IF([.M8]; ROUNDDOWN([.J8] - [.$E$18]); 0)" office:value-type="float" office:value="4" calcext:value-type="float">
            <text:p>4</text:p>
          </table:table-cell>
          <table:table-cell table:formula="of:=IF([.M8]; ROUNDDOWN([.N8]) * [.L8]; 0)" office:value-type="float" office:value="42.8" calcext:value-type="float">
            <text:p>42,8</text:p>
          </table:table-cell>
          <table:table-cell table:formula="of:= [.N8] / [.$N$12]" office:value-type="float" office:value="0.0784313725490196" calcext:value-type="float">
            <text:p>0,0784313725490196</text:p>
          </table:table-cell>
          <table:table-cell table:formula="of:=2500 * [.P8]" office:value-type="float" office:value="196.078431372549" calcext:value-type="float">
            <text:p>196,078431372549</text:p>
          </table:table-cell>
          <table:table-cell table:formula="of:=IF([.M8]; 10 * [.$E$18] + [.O8] + [.Q8]; 10 * [.$E$18])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5H59M00S" calcext:value-type="time">
            <text:p>05:59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6" table:formula="of:=N(SUM([.C9:.I9]) * 24)" office:value-type="float" office:value="61.8166666666667" calcext:value-type="float">
            <text:p>61,8166666666667</text:p>
          </table:table-cell>
          <table:table-cell table:formula="of:=DATEDIF([.B9]; [.$D$20]; &quot;y&quot;)" office:value-type="float" office:value="2" calcext:value-type="float">
            <text:p>2</text:p>
          </table:table-cell>
          <table:table-cell table:formula="of:=10 + 10 * ([.K9] / 100)" office:value-type="float" office:value="10.2" calcext:value-type="float">
            <text:p>10,2</text:p>
          </table:table-cell>
          <table:table-cell table:style-name="ce7" table:formula="of:=IF([.J9] &lt;= [.$E$18]; FALSE(); TRUE())" office:value-type="boolean" office:boolean-value="true" calcext:value-type="boolean">
            <text:p>PRAWDA</text:p>
          </table:table-cell>
          <table:table-cell table:style-name="ce6" table:formula="of:=IF([.M9]; ROUNDDOWN([.J9] - [.$E$18]); 0)" office:value-type="float" office:value="18" calcext:value-type="float">
            <text:p>18</text:p>
          </table:table-cell>
          <table:table-cell table:formula="of:=IF([.M9]; ROUNDDOWN([.N9]) * [.L9]; 0)" office:value-type="float" office:value="183.6" calcext:value-type="float">
            <text:p>183,6</text:p>
          </table:table-cell>
          <table:table-cell table:formula="of:= [.N9] / [.$N$12]" office:value-type="float" office:value="0.352941176470588" calcext:value-type="float">
            <text:p>0,352941176470588</text:p>
          </table:table-cell>
          <table:table-cell table:formula="of:=2500 * [.P9]" office:value-type="float" office:value="882.352941176471" calcext:value-type="float">
            <text:p>882,352941176471</text:p>
          </table:table-cell>
          <table:table-cell table:formula="of:=IF([.M9]; 10 * [.$E$18] + [.O9] + [.Q9]; 10 * [.$E$18])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:00</text:p>
          </table:table-cell>
          <table:table-cell office:value-type="time" office:time-value="PT09H54M00S" calcext:value-type="time">
            <text:p>09:54:00</text:p>
          </table:table-cell>
          <table:table-cell table:number-columns-repeated="2" table:style-name="ce3" office:value-type="time" office:time-value="PT04H00M00S" calcext:value-type="time">
            <text:p>04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7H00M00S" calcext:value-type="time">
            <text:p>07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6" table:formula="of:=N(SUM([.C10:.I10]) * 24)" office:value-type="float" office:value="33.05" calcext:value-type="float">
            <text:p>33,05</text:p>
          </table:table-cell>
          <table:table-cell table:formula="of:=DATEDIF([.B10]; [.$D$20]; &quot;y&quot;)" office:value-type="float" office:value="4" calcext:value-type="float">
            <text:p>4</text:p>
          </table:table-cell>
          <table:table-cell table:formula="of:=10 + 10 * ([.K10] / 100)" office:value-type="float" office:value="10.4" calcext:value-type="float">
            <text:p>10,4</text:p>
          </table:table-cell>
          <table:table-cell table:style-name="ce7" table:formula="of:=IF([.J10] &lt;= [.$E$18]; FALSE(); TRUE())" office:value-type="boolean" office:boolean-value="false" calcext:value-type="boolean">
            <text:p>FAŁSZ</text:p>
          </table:table-cell>
          <table:table-cell table:style-name="ce6" table:formula="of:=IF([.M10]; ROUNDDOWN([.J10] - [.$E$18]); 0)" office:value-type="float" office:value="0" calcext:value-type="float">
            <text:p>0</text:p>
          </table:table-cell>
          <table:table-cell table:formula="of:=IF([.M10]; ROUNDDOWN([.N10]) * [.L10]; 0)" office:value-type="float" office:value="0" calcext:value-type="float">
            <text:p>0</text:p>
          </table:table-cell>
          <table:table-cell table:formula="of:= [.N10] / [.$N$12]" office:value-type="float" office:value="0" calcext:value-type="float">
            <text:p>0</text:p>
          </table:table-cell>
          <table:table-cell table:formula="of:=2500 * [.P10]" office:value-type="float" office:value="0" calcext:value-type="float">
            <text:p>0</text:p>
          </table:table-cell>
          <table:table-cell table:formula="of:=IF([.M10]; 10 * [.$E$18] + [.O10] + [.Q10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06H10M00S" calcext:value-type="time">
            <text:p>06:10:00</text:p>
          </table:table-cell>
          <table:table-cell table:number-columns-repeated="2" table:style-name="ce3" office:value-type="time" office:time-value="PT05H30M00S" calcext:value-type="time">
            <text:p>05:3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7H08M00S" calcext:value-type="time">
            <text:p>07:08:00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6" table:formula="of:=N(SUM([.C11:.I11]) * 24)" office:value-type="float" office:value="35.9166666666667" calcext:value-type="float">
            <text:p>35,9166666666667</text:p>
          </table:table-cell>
          <table:table-cell table:formula="of:=DATEDIF([.B11]; [.$D$20]; &quot;y&quot;)" office:value-type="float" office:value="3" calcext:value-type="float">
            <text:p>3</text:p>
          </table:table-cell>
          <table:table-cell table:formula="of:=10 + 10 * ([.K11] / 100)" office:value-type="float" office:value="10.3" calcext:value-type="float">
            <text:p>10,3</text:p>
          </table:table-cell>
          <table:table-cell table:style-name="ce7" table:formula="of:=IF([.J11] &lt;= [.$E$18]; FALSE(); TRUE())" office:value-type="boolean" office:boolean-value="false" calcext:value-type="boolean">
            <text:p>FAŁSZ</text:p>
          </table:table-cell>
          <table:table-cell table:style-name="ce6" table:formula="of:=IF([.M11]; ROUNDDOWN([.J11] - [.$E$18]); 0)" office:value-type="float" office:value="0" calcext:value-type="float">
            <text:p>0</text:p>
          </table:table-cell>
          <table:table-cell table:formula="of:=IF([.M11]; ROUNDDOWN([.N11]) * [.L11]; 0)" office:value-type="float" office:value="0" calcext:value-type="float">
            <text:p>0</text:p>
          </table:table-cell>
          <table:table-cell table:formula="of:= [.N11] / [.$N$12]" office:value-type="float" office:value="0" calcext:value-type="float">
            <text:p>0</text:p>
          </table:table-cell>
          <table:table-cell table:formula="of:=2500 * [.P11]" office:value-type="float" office:value="0" calcext:value-type="float">
            <text:p>0</text:p>
          </table:table-cell>
          <table:table-cell table:formula="of:=IF([.M11]; 10 * [.$E$18] + [.O11] + [.Q11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number-columns-repeated="3"/>
          <table:table-cell table:number-columns-repeated="9"/>
          <table:table-cell table:formula="of:=SUM([.N2:.N11])" office:value-type="float" office:value="51" calcext:value-type="float">
            <text:p>51</text:p>
          </table:table-cell>
          <table:table-cell table:formula="of:=SUM([.O1:.O11])" office:value-type="float" office:value="527.2" calcext:value-type="float">
            <text:p>527,2</text:p>
          </table:table-cell>
          <table:table-cell/>
          <table:table-cell table:formula="of:=SUM([.Q2:.Q11])" office:value-type="float" office:value="2500" calcext:value-type="float">
            <text:p>2500</text:p>
          </table:table-cell>
          <table:table-cell table:style-name="Default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3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ygodniowy czas pracy: </text:p>
          </table:table-cell>
          <table:covered-table-cell table:style-name="Default"/>
          <table:table-cell table:style-name="ce4" office:value-type="time" office:time-value="PT43H15M00S" calcext:value-type="time">
            <text:p>43:15:00</text:p>
          </table:table-cell>
          <table:table-cell table:formula="of:=[.D18] * 24" office:value-type="float" office:value="43.25" calcext:value-type="float">
            <text:p>43,25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wota premii do podziału: </text:p>
          </table:table-cell>
          <table:covered-table-cell table:style-name="Default"/>
          <table:table-cell table:style-name="ce5" office:value-type="currency" office:currency="PLN" office:value="2500" calcext:value-type="currency">
            <text:p>2 500,00 zł</text:p>
          </table:table-cell>
          <table:table-cell table:number-columns-repeated="13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ata obliczeń: </text:p>
          </table:table-cell>
          <table:covered-table-cell table:style-name="Default"/>
          <table:table-cell table:style-name="ce1" office:value-type="date" office:date-value="2005-05-30" calcext:value-type="date">
            <text:p>30.05.2005</text:p>
          </table:table-cell>
          <table:table-cell table:number-columns-repeated="13"/>
          <table:table-cell table:style-name="Default"/>
        </table:table-row>
      </table:table>
      <table:table table:name="ZadanieB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5" table:number-columns-repeated="2" table:default-cell-style-name="ce3"/>
        <table:table-column table:style-name="co7" table:default-cell-style-name="ce6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office:value-type="string" calcext:value-type="string">
            <text:p>s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atek</text:p>
          </table:table-cell>
          <table:table-cell table:style-name="Default" office:value-type="string" calcext:value-type="string">
            <text:p>sobota</text:p>
          </table:table-cell>
          <table:table-cell table:style-name="Default" office:value-type="string" calcext:value-type="string">
            <text:p>niedziela</text:p>
          </table:table-cell>
          <table:table-cell table:style-name="Default" office:value-type="string" calcext:value-type="string">
            <text:p>Tyg</text:p>
          </table:table-cell>
          <table:table-cell office:value-type="string" calcext:value-type="string">
            <text:p>Staż (lat)</text:p>
          </table:table-cell>
          <table:table-cell office:value-type="string" calcext:value-type="string">
            <text:p>Mnożnik</text:p>
          </table:table-cell>
          <table:table-cell office:value-type="string" calcext:value-type="string">
            <text:p>Premia</text:p>
          </table:table-cell>
          <table:table-cell office:value-type="string" calcext:value-type="string">
            <text:p>Przepracowane godz</text:p>
          </table:table-cell>
          <table:table-cell office:value-type="string" calcext:value-type="string">
            <text:p>Nagrodziny</text:p>
          </table:table-cell>
          <table:table-cell office:value-type="string" calcext:value-type="string">
            <text:p>Część premii</text:p>
          </table:table-cell>
          <table:table-cell office:value-type="string" calcext:value-type="string">
            <text:p>Premia</text:p>
          </table:table-cell>
          <table:table-cell table:style-name="ce8" office:value-type="string" calcext:value-type="string">
            <text:p>Itog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4H00M00S" calcext:value-type="time">
            <text:p>04:00:00</text:p>
          </table:table-cell>
          <table:table-cell table:style-name="ce3" office:value-type="time" office:time-value="PT10H56M00S" calcext:value-type="time">
            <text:p>10:56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8H56M00S" calcext:value-type="time">
            <text:p>08:56:00</text:p>
          </table:table-cell>
          <table:table-cell table:formula="of:=N(SUM([.C2:.I2]) * 24)" office:value-type="float" office:value="47.9166666666667" calcext:value-type="float">
            <text:p>47,9166666666667</text:p>
          </table:table-cell>
          <table:table-cell table:formula="of:=DATEDIF([.B2]; [.$D$20]; &quot;y&quot;)" office:value-type="float" office:value="8" calcext:value-type="float">
            <text:p>8</text:p>
          </table:table-cell>
          <table:table-cell table:formula="of:=10 + 10 * ([.K2]%)" office:value-type="float" office:value="10.8" calcext:value-type="float">
            <text:p>10,8</text:p>
          </table:table-cell>
          <table:table-cell table:style-name="ce7" table:formula="of:=IF([.J2] &lt;= [.$E$18]; FALSE(); TRUE())" office:value-type="boolean" office:boolean-value="true" calcext:value-type="boolean">
            <text:p>PRAWDA</text:p>
          </table:table-cell>
          <table:table-cell table:style-name="ce6" table:formula="of:=IF([.M2]; ROUNDDOWN([.J2] - [.$E$18]); 0)" office:value-type="float" office:value="4" calcext:value-type="float">
            <text:p>4</text:p>
          </table:table-cell>
          <table:table-cell table:formula="of:=IF([.M2]; ROUNDDOWN([.N2]) * [.L2]; &quot;&quot;)" office:value-type="float" office:value="43.2" calcext:value-type="float">
            <text:p>43,2</text:p>
          </table:table-cell>
          <table:table-cell table:formula="of:= [.N2] / [.$N$12]" office:value-type="float" office:value="0.0784313725490196" calcext:value-type="float">
            <text:p>0,0784313725490196</text:p>
          </table:table-cell>
          <table:table-cell table:formula="of:=2500 * [.P2]" office:value-type="float" office:value="196.078431372549" calcext:value-type="float">
            <text:p>196,078431372549</text:p>
          </table:table-cell>
          <table:table-cell table:formula="of:=IF([.M2]; 10 * [.$E$18] + [.O2] + [.Q2]; 10 * [.$E$18])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:00</text:p>
          </table:table-cell>
          <table:table-cell office:value-type="time" office:time-value="PT02H00M00S" calcext:value-type="time">
            <text:p>02:00:00</text:p>
          </table:table-cell>
          <table:table-cell table:style-name="ce3" office:value-type="time" office:time-value="PT12H54M00S" calcext:value-type="time">
            <text:p>12:54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12H54M00S" calcext:value-type="time">
            <text:p>12:54:00</text:p>
          </table:table-cell>
          <table:table-cell table:formula="of:=N(SUM([.C3:.I3]) * 24)" office:value-type="float" office:value="52.7333333333333" calcext:value-type="float">
            <text:p>52,7333333333333</text:p>
          </table:table-cell>
          <table:table-cell table:formula="of:=DATEDIF([.B3]; [.$D$20]; &quot;y&quot;)" office:value-type="float" office:value="4" calcext:value-type="float">
            <text:p>4</text:p>
          </table:table-cell>
          <table:table-cell table:formula="of:=10 + 10 * ([.K3] / 100)" office:value-type="float" office:value="10.4" calcext:value-type="float">
            <text:p>10,4</text:p>
          </table:table-cell>
          <table:table-cell table:style-name="ce7" table:formula="of:=IF([.J3] &lt;= [.$E$18]; FALSE(); TRUE())" office:value-type="boolean" office:boolean-value="true" calcext:value-type="boolean">
            <text:p>PRAWDA</text:p>
          </table:table-cell>
          <table:table-cell table:style-name="ce6" table:formula="of:=IF([.M3]; ROUNDDOWN([.J3] - [.$E$18]); 0)" office:value-type="float" office:value="9" calcext:value-type="float">
            <text:p>9</text:p>
          </table:table-cell>
          <table:table-cell table:formula="of:=IF([.M3]; ROUNDDOWN([.N3]) * [.L3]; 0)" office:value-type="float" office:value="93.6" calcext:value-type="float">
            <text:p>93,6</text:p>
          </table:table-cell>
          <table:table-cell table:formula="of:= [.N3] / [.$N$12]" office:value-type="float" office:value="0.176470588235294" calcext:value-type="float">
            <text:p>0,176470588235294</text:p>
          </table:table-cell>
          <table:table-cell table:formula="of:=2500 * [.P3]" office:value-type="float" office:value="441.176470588235" calcext:value-type="float">
            <text:p>441,176470588235</text:p>
          </table:table-cell>
          <table:table-cell table:formula="of:=IF([.M3]; 10 * [.$E$18] + [.O3] + [.Q3]; 10 * [.$E$18])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:00</text:p>
          </table:table-cell>
          <table:table-cell office:value-type="time" office:time-value="PT05H59M00S" calcext:value-type="time">
            <text:p>05:59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4H00M00S" calcext:value-type="time">
            <text:p>04:00:00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0H00M00S" calcext:value-type="time">
            <text:p>00:00:00</text:p>
          </table:table-cell>
          <table:table-cell table:formula="of:=N(SUM([.C4:.I4]) * 24)" office:value-type="float" office:value="33.3166666666667" calcext:value-type="float">
            <text:p>33,3166666666667</text:p>
          </table:table-cell>
          <table:table-cell table:formula="of:=DATEDIF([.B4]; [.$D$20]; &quot;y&quot;)" office:value-type="float" office:value="3" calcext:value-type="float">
            <text:p>3</text:p>
          </table:table-cell>
          <table:table-cell table:formula="of:=10 + 10 * ([.K4] / 100)" office:value-type="float" office:value="10.3" calcext:value-type="float">
            <text:p>10,3</text:p>
          </table:table-cell>
          <table:table-cell table:style-name="ce7" table:formula="of:=IF([.J4] &lt;= [.$E$18]; FALSE(); TRUE())" office:value-type="boolean" office:boolean-value="false" calcext:value-type="boolean">
            <text:p>FAŁSZ</text:p>
          </table:table-cell>
          <table:table-cell table:style-name="ce6" table:formula="of:=IF([.M4]; ROUNDDOWN([.J4] - [.$E$18]); 0)" office:value-type="float" office:value="0" calcext:value-type="float">
            <text:p>0</text:p>
          </table:table-cell>
          <table:table-cell table:formula="of:=IF([.M4]; ROUNDDOWN([.N4]) * [.L4]; 0)" office:value-type="float" office:value="0" calcext:value-type="float">
            <text:p>0</text:p>
          </table:table-cell>
          <table:table-cell table:formula="of:= [.N4] / [.$N$12]" office:value-type="float" office:value="0" calcext:value-type="float">
            <text:p>0</text:p>
          </table:table-cell>
          <table:table-cell table:formula="of:=2500 * [.P4]" office:value-type="float" office:value="0" calcext:value-type="float">
            <text:p>0</text:p>
          </table:table-cell>
          <table:table-cell table:formula="of:=IF([.M4]; 10 * [.$E$18] + [.O4] + [.Q4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:00</text:p>
          </table:table-cell>
          <table:table-cell office:value-type="time" office:time-value="PT07H00M00S" calcext:value-type="time">
            <text:p>07:00:00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2H00M00S" calcext:value-type="time">
            <text:p>02:00:00</text:p>
          </table:table-cell>
          <table:table-cell office:value-type="time" office:time-value="PT04H00M00S" calcext:value-type="time">
            <text:p>04:00:00</text:p>
          </table:table-cell>
          <table:table-cell office:value-type="time" office:time-value="PT05H00M00S" calcext:value-type="time">
            <text:p>05:00:00</text:p>
          </table:table-cell>
          <table:table-cell table:formula="of:=N(SUM([.C5:.I5]) * 24)" office:value-type="float" office:value="36.5333333333333" calcext:value-type="float">
            <text:p>36,5333333333333</text:p>
          </table:table-cell>
          <table:table-cell table:formula="of:=DATEDIF([.B5]; [.$D$20]; &quot;y&quot;)" office:value-type="float" office:value="2" calcext:value-type="float">
            <text:p>2</text:p>
          </table:table-cell>
          <table:table-cell table:formula="of:=10 + 10 * ([.K5] / 100)" office:value-type="float" office:value="10.2" calcext:value-type="float">
            <text:p>10,2</text:p>
          </table:table-cell>
          <table:table-cell table:style-name="ce7" table:formula="of:=IF([.J5] &lt;= [.$E$18]; FALSE(); TRUE())" office:value-type="boolean" office:boolean-value="false" calcext:value-type="boolean">
            <text:p>FAŁSZ</text:p>
          </table:table-cell>
          <table:table-cell table:style-name="ce6" table:formula="of:=IF([.M5]; ROUNDDOWN([.J5] - [.$E$18]); 0)" office:value-type="float" office:value="0" calcext:value-type="float">
            <text:p>0</text:p>
          </table:table-cell>
          <table:table-cell table:formula="of:=IF([.M5]; ROUNDDOWN([.N5]) * [.L5]; 0)" office:value-type="float" office:value="0" calcext:value-type="float">
            <text:p>0</text:p>
          </table:table-cell>
          <table:table-cell table:formula="of:= [.N5] / [.$N$12]" office:value-type="float" office:value="0" calcext:value-type="float">
            <text:p>0</text:p>
          </table:table-cell>
          <table:table-cell table:formula="of:=2500 * [.P5]" office:value-type="float" office:value="0" calcext:value-type="float">
            <text:p>0</text:p>
          </table:table-cell>
          <table:table-cell table:formula="of:=IF([.M5]; 10 * [.$E$18] + [.O5] + [.Q5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:00</text:p>
          </table:table-cell>
          <table:table-cell office:value-type="time" office:time-value="PT05H08M00S" calcext:value-type="time">
            <text:p>05:08:00</text:p>
          </table:table-cell>
          <table:table-cell table:style-name="ce3" office:value-type="time" office:time-value="PT12H05M00S" calcext:value-type="time">
            <text:p>12:05:00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3" office:value-type="time" office:time-value="PT05H59M00S" calcext:value-type="time">
            <text:p>05:59:00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2H05M00S" calcext:value-type="time">
            <text:p>12:05:00</text:p>
          </table:table-cell>
          <table:table-cell table:formula="of:=N(SUM([.C6:.I6]) * 24)" office:value-type="float" office:value="51.7833333333333" calcext:value-type="float">
            <text:p>51,7833333333333</text:p>
          </table:table-cell>
          <table:table-cell table:formula="of:=DATEDIF([.B6]; [.$D$20]; &quot;y&quot;)" office:value-type="float" office:value="1" calcext:value-type="float">
            <text:p>1</text:p>
          </table:table-cell>
          <table:table-cell table:formula="of:=10 + 10 * ([.K6] / 100)" office:value-type="float" office:value="10.1" calcext:value-type="float">
            <text:p>10,1</text:p>
          </table:table-cell>
          <table:table-cell table:style-name="ce7" table:formula="of:=IF([.J6] &lt;= [.$E$18]; FALSE(); TRUE())" office:value-type="boolean" office:boolean-value="true" calcext:value-type="boolean">
            <text:p>PRAWDA</text:p>
          </table:table-cell>
          <table:table-cell table:style-name="ce6" table:formula="of:=IF([.M6]; ROUNDDOWN([.J6] - [.$E$18]); 0)" office:value-type="float" office:value="8" calcext:value-type="float">
            <text:p>8</text:p>
          </table:table-cell>
          <table:table-cell table:formula="of:=IF([.M6]; ROUNDDOWN([.N6]) * [.L6]; 0)" office:value-type="float" office:value="80.8" calcext:value-type="float">
            <text:p>80,8</text:p>
          </table:table-cell>
          <table:table-cell table:formula="of:= [.N6] / [.$N$12]" office:value-type="float" office:value="0.156862745098039" calcext:value-type="float">
            <text:p>0,156862745098039</text:p>
          </table:table-cell>
          <table:table-cell table:formula="of:=2500 * [.P6]" office:value-type="float" office:value="392.156862745098" calcext:value-type="float">
            <text:p>392,156862745098</text:p>
          </table:table-cell>
          <table:table-cell table:formula="of:=IF([.M6]; 10 * [.$E$18] + [.O6] + [.Q6]; 10 * [.$E$18])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00H00M00S" calcext:value-type="time">
            <text:p>00:00:00</text:p>
          </table:table-cell>
          <table:table-cell table:style-name="ce3" office:value-type="time" office:time-value="PT11H54M00S" calcext:value-type="time">
            <text:p>11:54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7H00M00S" calcext:value-type="time">
            <text:p>07:00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1H57M00S" calcext:value-type="time">
            <text:p>01:57:00</text:p>
          </table:table-cell>
          <table:table-cell table:formula="of:=N(SUM([.C7:.I7]) * 24)" office:value-type="float" office:value="51.8" calcext:value-type="float">
            <text:p>51,8</text:p>
          </table:table-cell>
          <table:table-cell table:formula="of:=DATEDIF([.B7]; [.$D$20]; &quot;y&quot;)" office:value-type="float" office:value="4" calcext:value-type="float">
            <text:p>4</text:p>
          </table:table-cell>
          <table:table-cell table:formula="of:=10 + 10 * ([.K7] / 100)" office:value-type="float" office:value="10.4" calcext:value-type="float">
            <text:p>10,4</text:p>
          </table:table-cell>
          <table:table-cell table:style-name="ce7" table:formula="of:=IF([.J7] &lt;= [.$E$18]; FALSE(); TRUE())" office:value-type="boolean" office:boolean-value="true" calcext:value-type="boolean">
            <text:p>PRAWDA</text:p>
          </table:table-cell>
          <table:table-cell table:style-name="ce6" table:formula="of:=IF([.M7]; ROUNDDOWN([.J7] - [.$E$18]); 0)" office:value-type="float" office:value="8" calcext:value-type="float">
            <text:p>8</text:p>
          </table:table-cell>
          <table:table-cell table:formula="of:=IF([.M7]; ROUNDDOWN([.N7]) * [.L7]; 0)" office:value-type="float" office:value="83.2" calcext:value-type="float">
            <text:p>83,2</text:p>
          </table:table-cell>
          <table:table-cell table:formula="of:= [.N7] / [.$N$12]" office:value-type="float" office:value="0.156862745098039" calcext:value-type="float">
            <text:p>0,156862745098039</text:p>
          </table:table-cell>
          <table:table-cell table:formula="of:=2500 * [.P7]" office:value-type="float" office:value="392.156862745098" calcext:value-type="float">
            <text:p>392,156862745098</text:p>
          </table:table-cell>
          <table:table-cell table:formula="of:=IF([.M7]; 10 * [.$E$18] + [.O7] + [.Q7]; 10 * [.$E$18])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:00</text:p>
          </table:table-cell>
          <table:table-cell office:value-type="time" office:time-value="PT00H00M00S" calcext:value-type="time">
            <text:p>00:00:00</text:p>
          </table:table-cell>
          <table:table-cell table:number-columns-repeated="2" table:style-name="ce3" office:value-type="time" office:time-value="PT12H00M00S" calcext:value-type="time">
            <text:p>12:00:00</text:p>
          </table:table-cell>
          <table:table-cell table:style-name="ce3" office:value-type="time" office:time-value="PT05H08M00S" calcext:value-type="time">
            <text:p>05:08:00</text:p>
          </table:table-cell>
          <table:table-cell office:value-type="time" office:time-value="PT05H08M00S" calcext:value-type="time">
            <text:p>05:08:00</text:p>
          </table:table-cell>
          <table:table-cell office:value-type="time" office:time-value="PT02H00M00S" calcext:value-type="time">
            <text:p>02:00:00</text:p>
          </table:table-cell>
          <table:table-cell table:formula="of:=N(SUM([.C8:.I8]) * 24)" office:value-type="float" office:value="47.4" calcext:value-type="float">
            <text:p>47,4</text:p>
          </table:table-cell>
          <table:table-cell table:formula="of:=DATEDIF([.B8]; [.$D$20]; &quot;y&quot;)" office:value-type="float" office:value="7" calcext:value-type="float">
            <text:p>7</text:p>
          </table:table-cell>
          <table:table-cell table:formula="of:=10 + 10 * ([.K8] / 100)" office:value-type="float" office:value="10.7" calcext:value-type="float">
            <text:p>10,7</text:p>
          </table:table-cell>
          <table:table-cell table:style-name="ce7" table:formula="of:=IF([.J8] &lt;= [.$E$18]; FALSE(); TRUE())" office:value-type="boolean" office:boolean-value="true" calcext:value-type="boolean">
            <text:p>PRAWDA</text:p>
          </table:table-cell>
          <table:table-cell table:style-name="ce6" table:formula="of:=IF([.M8]; ROUNDDOWN([.J8] - [.$E$18]); 0)" office:value-type="float" office:value="4" calcext:value-type="float">
            <text:p>4</text:p>
          </table:table-cell>
          <table:table-cell table:formula="of:=IF([.M8]; ROUNDDOWN([.N8]) * [.L8]; 0)" office:value-type="float" office:value="42.8" calcext:value-type="float">
            <text:p>42,8</text:p>
          </table:table-cell>
          <table:table-cell table:formula="of:= [.N8] / [.$N$12]" office:value-type="float" office:value="0.0784313725490196" calcext:value-type="float">
            <text:p>0,0784313725490196</text:p>
          </table:table-cell>
          <table:table-cell table:formula="of:=2500 * [.P8]" office:value-type="float" office:value="196.078431372549" calcext:value-type="float">
            <text:p>196,078431372549</text:p>
          </table:table-cell>
          <table:table-cell table:formula="of:=IF([.M8]; 10 * [.$E$18] + [.O8] + [.Q8]; 10 * [.$E$18])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office:value-type="time" office:time-value="PT05H59M00S" calcext:value-type="time">
            <text:p>05:59:00</text:p>
          </table:table-cell>
          <table:table-cell office:value-type="time" office:time-value="PT11H57M00S" calcext:value-type="time">
            <text:p>11:57:00</text:p>
          </table:table-cell>
          <table:table-cell table:formula="of:=N(SUM([.C9:.I9]) * 24)" office:value-type="float" office:value="61.8166666666667" calcext:value-type="float">
            <text:p>61,8166666666667</text:p>
          </table:table-cell>
          <table:table-cell table:formula="of:=DATEDIF([.B9]; [.$D$20]; &quot;y&quot;)" office:value-type="float" office:value="2" calcext:value-type="float">
            <text:p>2</text:p>
          </table:table-cell>
          <table:table-cell table:formula="of:=10 + 10 * ([.K9] / 100)" office:value-type="float" office:value="10.2" calcext:value-type="float">
            <text:p>10,2</text:p>
          </table:table-cell>
          <table:table-cell table:style-name="ce7" table:formula="of:=IF([.J9] &lt;= [.$E$18]; FALSE(); TRUE())" office:value-type="boolean" office:boolean-value="true" calcext:value-type="boolean">
            <text:p>PRAWDA</text:p>
          </table:table-cell>
          <table:table-cell table:style-name="ce6" table:formula="of:=IF([.M9]; ROUNDDOWN([.J9] - [.$E$18]); 0)" office:value-type="float" office:value="18" calcext:value-type="float">
            <text:p>18</text:p>
          </table:table-cell>
          <table:table-cell table:formula="of:=IF([.M9]; ROUNDDOWN([.N9]) * [.L9]; 0)" office:value-type="float" office:value="183.6" calcext:value-type="float">
            <text:p>183,6</text:p>
          </table:table-cell>
          <table:table-cell table:formula="of:= [.N9] / [.$N$12]" office:value-type="float" office:value="0.352941176470588" calcext:value-type="float">
            <text:p>0,352941176470588</text:p>
          </table:table-cell>
          <table:table-cell table:formula="of:=2500 * [.P9]" office:value-type="float" office:value="882.352941176471" calcext:value-type="float">
            <text:p>882,352941176471</text:p>
          </table:table-cell>
          <table:table-cell table:formula="of:=IF([.M9]; 10 * [.$E$18] + [.O9] + [.Q9]; 10 * [.$E$18])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:00</text:p>
          </table:table-cell>
          <table:table-cell office:value-type="time" office:time-value="PT09H54M00S" calcext:value-type="time">
            <text:p>09:54:00</text:p>
          </table:table-cell>
          <table:table-cell table:number-columns-repeated="2" table:style-name="ce3" office:value-type="time" office:time-value="PT04H00M00S" calcext:value-type="time">
            <text:p>04:00:00</text:p>
          </table:table-cell>
          <table:table-cell table:style-name="ce3" office:value-type="time" office:time-value="PT00H00M00S" calcext:value-type="time">
            <text:p>00:00:00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04H00M00S" calcext:value-type="time">
            <text:p>04:00:00</text:p>
          </table:table-cell>
          <table:table-cell table:formula="of:=N(SUM([.C10:.I10]) * 24)" office:value-type="float" office:value="33.05" calcext:value-type="float">
            <text:p>33,05</text:p>
          </table:table-cell>
          <table:table-cell table:formula="of:=DATEDIF([.B10]; [.$D$20]; &quot;y&quot;)" office:value-type="float" office:value="4" calcext:value-type="float">
            <text:p>4</text:p>
          </table:table-cell>
          <table:table-cell table:formula="of:=10 + 10 * ([.K10] / 100)" office:value-type="float" office:value="10.4" calcext:value-type="float">
            <text:p>10,4</text:p>
          </table:table-cell>
          <table:table-cell table:style-name="ce7" table:formula="of:=IF([.J10] &lt;= [.$E$18]; FALSE(); TRUE())" office:value-type="boolean" office:boolean-value="false" calcext:value-type="boolean">
            <text:p>FAŁSZ</text:p>
          </table:table-cell>
          <table:table-cell table:style-name="ce6" table:formula="of:=IF([.M10]; ROUNDDOWN([.J10] - [.$E$18]); 0)" office:value-type="float" office:value="0" calcext:value-type="float">
            <text:p>0</text:p>
          </table:table-cell>
          <table:table-cell table:formula="of:=IF([.M10]; ROUNDDOWN([.N10]) * [.L10]; 0)" office:value-type="float" office:value="0" calcext:value-type="float">
            <text:p>0</text:p>
          </table:table-cell>
          <table:table-cell table:formula="of:= [.N10] / [.$N$12]" office:value-type="float" office:value="0" calcext:value-type="float">
            <text:p>0</text:p>
          </table:table-cell>
          <table:table-cell table:formula="of:=2500 * [.P10]" office:value-type="float" office:value="0" calcext:value-type="float">
            <text:p>0</text:p>
          </table:table-cell>
          <table:table-cell table:formula="of:=IF([.M10]; 10 * [.$E$18] + [.O10] + [.Q10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06H10M00S" calcext:value-type="time">
            <text:p>06:10:00</text:p>
          </table:table-cell>
          <table:table-cell table:number-columns-repeated="2" table:style-name="ce3" office:value-type="time" office:time-value="PT05H30M00S" calcext:value-type="time">
            <text:p>05:30:00</text:p>
          </table:table-cell>
          <table:table-cell table:style-name="ce3" office:value-type="time" office:time-value="PT00H00M00S" calcext:value-type="time">
            <text:p>00:00:00</text:p>
          </table:table-cell>
          <table:table-cell office:value-type="time" office:time-value="PT07H08M00S" calcext:value-type="time">
            <text:p>07:08:00</text:p>
          </table:table-cell>
          <table:table-cell office:value-type="time" office:time-value="PT05H30M00S" calcext:value-type="time">
            <text:p>05:30:00</text:p>
          </table:table-cell>
          <table:table-cell table:formula="of:=N(SUM([.C11:.I11]) * 24)" office:value-type="float" office:value="35.9166666666667" calcext:value-type="float">
            <text:p>35,9166666666667</text:p>
          </table:table-cell>
          <table:table-cell table:formula="of:=DATEDIF([.B11]; [.$D$20]; &quot;y&quot;)" office:value-type="float" office:value="3" calcext:value-type="float">
            <text:p>3</text:p>
          </table:table-cell>
          <table:table-cell table:formula="of:=10 + 10 * ([.K11] / 100)" office:value-type="float" office:value="10.3" calcext:value-type="float">
            <text:p>10,3</text:p>
          </table:table-cell>
          <table:table-cell table:style-name="ce7" table:formula="of:=IF([.J11] &lt;= [.$E$18]; FALSE(); TRUE())" office:value-type="boolean" office:boolean-value="false" calcext:value-type="boolean">
            <text:p>FAŁSZ</text:p>
          </table:table-cell>
          <table:table-cell table:style-name="ce6" table:formula="of:=IF([.M11]; ROUNDDOWN([.J11] - [.$E$18]); 0)" office:value-type="float" office:value="0" calcext:value-type="float">
            <text:p>0</text:p>
          </table:table-cell>
          <table:table-cell table:formula="of:=IF([.M11]; ROUNDDOWN([.N11]) * [.L11]; 0)" office:value-type="float" office:value="0" calcext:value-type="float">
            <text:p>0</text:p>
          </table:table-cell>
          <table:table-cell table:formula="of:= [.N11] / [.$N$12]" office:value-type="float" office:value="0" calcext:value-type="float">
            <text:p>0</text:p>
          </table:table-cell>
          <table:table-cell table:formula="of:=2500 * [.P11]" office:value-type="float" office:value="0" calcext:value-type="float">
            <text:p>0</text:p>
          </table:table-cell>
          <table:table-cell table:formula="of:=IF([.M11]; 10 * [.$E$18] + [.O11] + [.Q11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formula="of:=SUM([.N2:.N11])" office:value-type="float" office:value="51" calcext:value-type="float">
            <text:p>51</text:p>
          </table:table-cell>
          <table:table-cell table:formula="of:=SUM([.O1:.O11])" office:value-type="float" office:value="527.2" calcext:value-type="float">
            <text:p>527,2</text:p>
          </table:table-cell>
          <table:table-cell/>
          <table:table-cell table:formula="of:=SUM([.Q2:.Q11])" office:value-type="float" office:value="2500" calcext:value-type="float">
            <text:p>2500</text:p>
          </table:table-cell>
          <table:table-cell table:style-name="ce5" table:formula="of:=SUM([.R2:.R11])" office:value-type="currency" office:currency="PLN" office:value="7352.2" calcext:value-type="currency">
            <text:p>7 352,20 zł</text:p>
          </table:table-cell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ygodniowy czas pracy: </text:p>
          </table:table-cell>
          <table:covered-table-cell table:style-name="Default"/>
          <table:table-cell table:style-name="ce4" office:value-type="time" office:time-value="PT43H15M00S" calcext:value-type="time">
            <text:p>43:15:00</text:p>
          </table:table-cell>
          <table:table-cell table:formula="of:=[.D18] * 24" office:value-type="float" office:value="43.25" calcext:value-type="float">
            <text:p>43,25</text:p>
          </table:table-cell>
          <table:table-cell table:number-columns-repeated="2"/>
          <table:table-cell table:style-name="ce10" office:value-type="string" calcext:value-type="string" table:number-columns-spanned="2" table:number-rows-spanned="1">
            <text:p>Kwota w banku: </text:p>
          </table:table-cell>
          <table:covered-table-cell table:style-name="ce8"/>
          <table:table-cell table:style-name="ce9" table:formula="of:=[.R12]" office:value-type="currency" office:currency="PLN" office:value="7352.2" calcext:value-type="currency">
            <text:p>7 352,20 zł</text:p>
          </table:table-cell>
          <table:table-cell table:number-columns-repeated="7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wota premii do podziału: </text:p>
          </table:table-cell>
          <table:covered-table-cell table:style-name="Default"/>
          <table:table-cell table:style-name="ce5" office:value-type="currency" office:currency="PLN" office:value="2500" calcext:value-type="currency">
            <text:p>2 500,00 zł</text:p>
          </table:table-cell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ata obliczeń: </text:p>
          </table:table-cell>
          <table:covered-table-cell table:style-name="Default"/>
          <table:table-cell table:style-name="ce1" office:value-type="date" office:date-value="2005-05-30" calcext:value-type="date">
            <text:p>30.05.2005</text:p>
          </table:table-cell>
          <table:table-cell table:number-columns-repeated="3"/>
          <table:table-cell table:style-name="Default" table:number-columns-repeated="3"/>
          <table:table-cell table:number-columns-repeated="7"/>
          <table:table-cell table:style-name="Default"/>
        </table:table-row>
      </table:table>
      <table:table table:name="ZadanieC" table:style-name="ta1">
        <table:shapes>
          <draw:frame draw:z-index="0" draw:style-name="gr1" draw:text-style-name="P1" svg:width="15.999cm" svg:height="8.999cm" svg:x="14.368cm" svg:y="5.573cm">
            <draw:object draw:notify-on-update-of-ranges="ZadanieC.A1:ZadanieC.A1 ZadanieC.A2:ZadanieC.A11 ZadanieC.N1:ZadanieC.N1 ZadanieC.N2:ZadanieC.N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7" table:default-cell-style-name="ce9"/>
        <table:table-row table:style-name="ro1">
          <table:table-cell office:value-type="string" calcext:value-type="string">
            <text:p>Pracownicy</text:p>
          </table:table-cell>
          <table:table-cell table:style-name="Default" office:value-type="string" calcext:value-type="string">
            <text:p>data przyjecia do pracy</text:p>
          </table:table-cell>
          <table:table-cell table:style-name="Default" office:value-type="string" calcext:value-type="string">
            <text:p>poniedzialek</text:p>
          </table:table-cell>
          <table:table-cell table:style-name="Default" office:value-type="string" calcext:value-type="string">
            <text:p>wtorek</text:p>
          </table:table-cell>
          <table:table-cell office:value-type="string" calcext:value-type="string">
            <text:p>sroda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piatek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Tyg</text:p>
          </table:table-cell>
          <table:table-cell office:value-type="string" calcext:value-type="string">
            <text:p>Staż (lat)</text:p>
          </table:table-cell>
          <table:table-cell office:value-type="string" calcext:value-type="string">
            <text:p>Mnożnik</text:p>
          </table:table-cell>
          <table:table-cell office:value-type="string" calcext:value-type="string">
            <text:p>Premia</text:p>
          </table:table-cell>
          <table:table-cell office:value-type="string" calcext:value-type="string">
            <text:p>Przepracowane godz</text:p>
          </table:table-cell>
          <table:table-cell office:value-type="string" calcext:value-type="string">
            <text:p>Nagrodziny</text:p>
          </table:table-cell>
          <table:table-cell office:value-type="string" calcext:value-type="string">
            <text:p>Część premii</text:p>
          </table:table-cell>
          <table:table-cell office:value-type="string" calcext:value-type="string">
            <text:p>Premia</text:p>
          </table:table-cell>
          <table:table-cell table:style-name="ce8" office:value-type="string" calcext:value-type="string">
            <text:p>Itog</text:p>
          </table:table-cell>
        </table:table-row>
        <table:table-row table:style-name="ro1">
          <table:table-cell office:value-type="string" calcext:value-type="string">
            <text:p>Jan Kowalski</text:p>
          </table:table-cell>
          <table:table-cell office:value-type="date" office:date-value="1997-03-30" calcext:value-type="date">
            <text:p>30.03.1997</text:p>
          </table:table-cell>
          <table:table-cell office:value-type="time" office:time-value="PT08H06M00S" calcext:value-type="time">
            <text:p>08:06:00</text:p>
          </table:table-cell>
          <table:table-cell office:value-type="time" office:time-value="PT04H00M00S" calcext:value-type="time">
            <text:p>04:00:00</text:p>
          </table:table-cell>
          <table:table-cell table:style-name="ce3" office:value-type="time" office:time-value="PT10H56M00S" calcext:value-type="time">
            <text:p>10:56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8H56M00S" calcext:value-type="time">
            <text:p>08:56:00</text:p>
          </table:table-cell>
          <table:table-cell table:style-name="ce6" table:formula="of:=N(SUM([.C2:.I2]) * 24)" office:value-type="float" office:value="47.9166666666667" calcext:value-type="float">
            <text:p>47,9166666666667</text:p>
          </table:table-cell>
          <table:table-cell table:formula="of:=DATEDIF([.B2]; [.$D$20]; &quot;y&quot;)" office:value-type="float" office:value="8" calcext:value-type="float">
            <text:p>8</text:p>
          </table:table-cell>
          <table:table-cell table:formula="of:=10 + 10 * ([.K2]%)" office:value-type="float" office:value="10.8" calcext:value-type="float">
            <text:p>10,8</text:p>
          </table:table-cell>
          <table:table-cell table:style-name="ce7" table:formula="of:=IF([.J2] &lt;= [.$E$18]; FALSE(); TRUE())" office:value-type="boolean" office:boolean-value="true" calcext:value-type="boolean">
            <text:p>PRAWDA</text:p>
          </table:table-cell>
          <table:table-cell table:style-name="ce6" table:formula="of:=IF([.M2]; ROUNDDOWN([.J2] - [.$E$18]); 0)" office:value-type="float" office:value="4" calcext:value-type="float">
            <text:p>4</text:p>
          </table:table-cell>
          <table:table-cell table:formula="of:=IF([.M2]; ROUNDDOWN([.N2]) * [.L2]; &quot;&quot;)" office:value-type="float" office:value="43.2" calcext:value-type="float">
            <text:p>43,2</text:p>
          </table:table-cell>
          <table:table-cell table:formula="of:= [.N2] / [.$N$12]" office:value-type="float" office:value="0.0784313725490196" calcext:value-type="float">
            <text:p>0,0784313725490196</text:p>
          </table:table-cell>
          <table:table-cell table:formula="of:=2500 * [.P2]" office:value-type="float" office:value="196.078431372549" calcext:value-type="float">
            <text:p>196,078431372549</text:p>
          </table:table-cell>
          <table:table-cell table:formula="of:=IF([.M2]; 10 * [.$E$18] + [.O2] + [.Q2]; 10 * [.$E$18])" office:value-type="currency" office:currency="PLN" office:value="671.778431372549" calcext:value-type="currency">
            <text:p>671,78 zł</text:p>
          </table:table-cell>
        </table:table-row>
        <table:table-row table:style-name="ro1">
          <table:table-cell office:value-type="string" calcext:value-type="string">
            <text:p>Jerzy Nowy</text:p>
          </table:table-cell>
          <table:table-cell office:value-type="date" office:date-value="2000-05-31" calcext:value-type="date">
            <text:p>31.05.2000</text:p>
          </table:table-cell>
          <table:table-cell office:value-type="time" office:time-value="PT10H56M00S" calcext:value-type="time">
            <text:p>10:56:00</text:p>
          </table:table-cell>
          <table:table-cell office:value-type="time" office:time-value="PT02H00M00S" calcext:value-type="time">
            <text:p>02:00:00</text:p>
          </table:table-cell>
          <table:table-cell table:style-name="ce3" office:value-type="time" office:time-value="PT12H54M00S" calcext:value-type="time">
            <text:p>12:54:00</text:p>
          </table:table-cell>
          <table:table-cell table:style-name="ce3" office:value-type="time" office:time-value="PT12H00M00S" calcext:value-type="time">
            <text:p>12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office:value-type="time" office:time-value="PT12H54M00S" calcext:value-type="time">
            <text:p>12:54:00</text:p>
          </table:table-cell>
          <table:table-cell table:style-name="ce6" table:formula="of:=N(SUM([.C3:.I3]) * 24)" office:value-type="float" office:value="52.7333333333333" calcext:value-type="float">
            <text:p>52,7333333333333</text:p>
          </table:table-cell>
          <table:table-cell table:formula="of:=DATEDIF([.B3]; [.$D$20]; &quot;y&quot;)" office:value-type="float" office:value="4" calcext:value-type="float">
            <text:p>4</text:p>
          </table:table-cell>
          <table:table-cell table:formula="of:=10 + 10 * ([.K3] / 100)" office:value-type="float" office:value="10.4" calcext:value-type="float">
            <text:p>10,4</text:p>
          </table:table-cell>
          <table:table-cell table:style-name="ce7" table:formula="of:=IF([.J3] &lt;= [.$E$18]; FALSE(); TRUE())" office:value-type="boolean" office:boolean-value="true" calcext:value-type="boolean">
            <text:p>PRAWDA</text:p>
          </table:table-cell>
          <table:table-cell table:style-name="ce6" table:formula="of:=IF([.M3]; ROUNDDOWN([.J3] - [.$E$18]); 0)" office:value-type="float" office:value="9" calcext:value-type="float">
            <text:p>9</text:p>
          </table:table-cell>
          <table:table-cell table:formula="of:=IF([.M3]; ROUNDDOWN([.N3]) * [.L3]; 0)" office:value-type="float" office:value="93.6" calcext:value-type="float">
            <text:p>93,6</text:p>
          </table:table-cell>
          <table:table-cell table:formula="of:= [.N3] / [.$N$12]" office:value-type="float" office:value="0.176470588235294" calcext:value-type="float">
            <text:p>0,176470588235294</text:p>
          </table:table-cell>
          <table:table-cell table:formula="of:=2500 * [.P3]" office:value-type="float" office:value="441.176470588235" calcext:value-type="float">
            <text:p>441,176470588235</text:p>
          </table:table-cell>
          <table:table-cell table:formula="of:=IF([.M3]; 10 * [.$E$18] + [.O3] + [.Q3]; 10 * [.$E$18])" office:value-type="currency" office:currency="PLN" office:value="967.276470588235" calcext:value-type="currency">
            <text:p>967,28 zł</text:p>
          </table:table-cell>
        </table:table-row>
        <table:table-row table:style-name="ro1">
          <table:table-cell office:value-type="string" calcext:value-type="string">
            <text:p>Piotr Myhan</text:p>
          </table:table-cell>
          <table:table-cell office:value-type="date" office:date-value="2002-04-01" calcext:value-type="date">
            <text:p>1.04.2002</text:p>
          </table:table-cell>
          <table:table-cell office:value-type="time" office:time-value="PT08H23M00S" calcext:value-type="time">
            <text:p>08:23:00</text:p>
          </table:table-cell>
          <table:table-cell office:value-type="time" office:time-value="PT05H59M00S" calcext:value-type="time">
            <text:p>05:59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3H00M00S" calcext:value-type="time">
            <text:p>03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6" table:formula="of:=N(SUM([.C4:.I4]) * 24)" office:value-type="float" office:value="33.3166666666667" calcext:value-type="float">
            <text:p>33,3166666666667</text:p>
          </table:table-cell>
          <table:table-cell table:formula="of:=DATEDIF([.B4]; [.$D$20]; &quot;y&quot;)" office:value-type="float" office:value="3" calcext:value-type="float">
            <text:p>3</text:p>
          </table:table-cell>
          <table:table-cell table:formula="of:=10 + 10 * ([.K4] / 100)" office:value-type="float" office:value="10.3" calcext:value-type="float">
            <text:p>10,3</text:p>
          </table:table-cell>
          <table:table-cell table:style-name="ce7" table:formula="of:=IF([.J4] &lt;= [.$E$18]; FALSE(); TRUE())" office:value-type="boolean" office:boolean-value="false" calcext:value-type="boolean">
            <text:p>FAŁSZ</text:p>
          </table:table-cell>
          <table:table-cell table:style-name="ce6" table:formula="of:=IF([.M4]; ROUNDDOWN([.J4] - [.$E$18]); 0)" office:value-type="float" office:value="0" calcext:value-type="float">
            <text:p>0</text:p>
          </table:table-cell>
          <table:table-cell table:formula="of:=IF([.M4]; ROUNDDOWN([.N4]) * [.L4]; 0)" office:value-type="float" office:value="0" calcext:value-type="float">
            <text:p>0</text:p>
          </table:table-cell>
          <table:table-cell table:formula="of:= [.N4] / [.$N$12]" office:value-type="float" office:value="0" calcext:value-type="float">
            <text:p>0</text:p>
          </table:table-cell>
          <table:table-cell table:formula="of:=2500 * [.P4]" office:value-type="float" office:value="0" calcext:value-type="float">
            <text:p>0</text:p>
          </table:table-cell>
          <table:table-cell table:formula="of:=IF([.M4]; 10 * [.$E$18] + [.O4] + [.Q4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dam Nowak</text:p>
          </table:table-cell>
          <table:table-cell office:value-type="date" office:date-value="2002-06-01" calcext:value-type="date">
            <text:p>1.06.2002</text:p>
          </table:table-cell>
          <table:table-cell office:value-type="time" office:time-value="PT09H32M00S" calcext:value-type="time">
            <text:p>09:32:00</text:p>
          </table:table-cell>
          <table:table-cell office:value-type="time" office:time-value="PT07H00M00S" calcext:value-type="time">
            <text:p>07:00:00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3" office:value-type="time" office:time-value="PT05H00M00S" calcext:value-type="time">
            <text:p>05:00:00</text:p>
          </table:table-cell>
          <table:table-cell table:style-name="ce6" table:formula="of:=N(SUM([.C5:.I5]) * 24)" office:value-type="float" office:value="36.5333333333333" calcext:value-type="float">
            <text:p>36,5333333333333</text:p>
          </table:table-cell>
          <table:table-cell table:formula="of:=DATEDIF([.B5]; [.$D$20]; &quot;y&quot;)" office:value-type="float" office:value="2" calcext:value-type="float">
            <text:p>2</text:p>
          </table:table-cell>
          <table:table-cell table:formula="of:=10 + 10 * ([.K5] / 100)" office:value-type="float" office:value="10.2" calcext:value-type="float">
            <text:p>10,2</text:p>
          </table:table-cell>
          <table:table-cell table:style-name="ce7" table:formula="of:=IF([.J5] &lt;= [.$E$18]; FALSE(); TRUE())" office:value-type="boolean" office:boolean-value="false" calcext:value-type="boolean">
            <text:p>FAŁSZ</text:p>
          </table:table-cell>
          <table:table-cell table:style-name="ce6" table:formula="of:=IF([.M5]; ROUNDDOWN([.J5] - [.$E$18]); 0)" office:value-type="float" office:value="0" calcext:value-type="float">
            <text:p>0</text:p>
          </table:table-cell>
          <table:table-cell table:formula="of:=IF([.M5]; ROUNDDOWN([.N5]) * [.L5]; 0)" office:value-type="float" office:value="0" calcext:value-type="float">
            <text:p>0</text:p>
          </table:table-cell>
          <table:table-cell table:formula="of:= [.N5] / [.$N$12]" office:value-type="float" office:value="0" calcext:value-type="float">
            <text:p>0</text:p>
          </table:table-cell>
          <table:table-cell table:formula="of:=2500 * [.P5]" office:value-type="float" office:value="0" calcext:value-type="float">
            <text:p>0</text:p>
          </table:table-cell>
          <table:table-cell table:formula="of:=IF([.M5]; 10 * [.$E$18] + [.O5] + [.Q5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Andrzej Dec</text:p>
          </table:table-cell>
          <table:table-cell office:value-type="date" office:date-value="2003-07-01" calcext:value-type="date">
            <text:p>1.07.2003</text:p>
          </table:table-cell>
          <table:table-cell office:value-type="time" office:time-value="PT05H01M00S" calcext:value-type="time">
            <text:p>05:01:00</text:p>
          </table:table-cell>
          <table:table-cell office:value-type="time" office:time-value="PT05H08M00S" calcext:value-type="time">
            <text:p>05:08:00</text:p>
          </table:table-cell>
          <table:table-cell table:style-name="ce3" office:value-type="time" office:time-value="PT12H05M00S" calcext:value-type="time">
            <text:p>12:05:00</text:p>
          </table:table-cell>
          <table:table-cell table:style-name="ce3" office:value-type="time" office:time-value="PT05H30M00S" calcext:value-type="time">
            <text:p>05:30:00</text:p>
          </table:table-cell>
          <table:table-cell table:number-columns-repeated="2" table:style-name="ce3" office:value-type="time" office:time-value="PT05H59M00S" calcext:value-type="time">
            <text:p>05:59:00</text:p>
          </table:table-cell>
          <table:table-cell table:style-name="ce3" office:value-type="time" office:time-value="PT12H05M00S" calcext:value-type="time">
            <text:p>12:05:00</text:p>
          </table:table-cell>
          <table:table-cell table:style-name="ce6" table:formula="of:=N(SUM([.C6:.I6]) * 24)" office:value-type="float" office:value="51.7833333333333" calcext:value-type="float">
            <text:p>51,7833333333333</text:p>
          </table:table-cell>
          <table:table-cell table:formula="of:=DATEDIF([.B6]; [.$D$20]; &quot;y&quot;)" office:value-type="float" office:value="1" calcext:value-type="float">
            <text:p>1</text:p>
          </table:table-cell>
          <table:table-cell table:formula="of:=10 + 10 * ([.K6] / 100)" office:value-type="float" office:value="10.1" calcext:value-type="float">
            <text:p>10,1</text:p>
          </table:table-cell>
          <table:table-cell table:style-name="ce7" table:formula="of:=IF([.J6] &lt;= [.$E$18]; FALSE(); TRUE())" office:value-type="boolean" office:boolean-value="true" calcext:value-type="boolean">
            <text:p>PRAWDA</text:p>
          </table:table-cell>
          <table:table-cell table:style-name="ce6" table:formula="of:=IF([.M6]; ROUNDDOWN([.J6] - [.$E$18]); 0)" office:value-type="float" office:value="8" calcext:value-type="float">
            <text:p>8</text:p>
          </table:table-cell>
          <table:table-cell table:formula="of:=IF([.M6]; ROUNDDOWN([.N6]) * [.L6]; 0)" office:value-type="float" office:value="80.8" calcext:value-type="float">
            <text:p>80,8</text:p>
          </table:table-cell>
          <table:table-cell table:formula="of:= [.N6] / [.$N$12]" office:value-type="float" office:value="0.156862745098039" calcext:value-type="float">
            <text:p>0,156862745098039</text:p>
          </table:table-cell>
          <table:table-cell table:formula="of:=2500 * [.P6]" office:value-type="float" office:value="392.156862745098" calcext:value-type="float">
            <text:p>392,156862745098</text:p>
          </table:table-cell>
          <table:table-cell table:formula="of:=IF([.M6]; 10 * [.$E$18] + [.O6] + [.Q6]; 10 * [.$E$18])" office:value-type="currency" office:currency="PLN" office:value="905.456862745098" calcext:value-type="currency">
            <text:p>905,46 zł</text:p>
          </table:table-cell>
        </table:table-row>
        <table:table-row table:style-name="ro1">
          <table:table-cell office:value-type="string" calcext:value-type="string">
            <text:p>Jacek Marks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00H00M00S" calcext:value-type="time">
            <text:p>00:00:00</text:p>
          </table:table-cell>
          <table:table-cell table:style-name="ce3" office:value-type="time" office:time-value="PT11H54M00S" calcext:value-type="time">
            <text:p>11:54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number-columns-repeated="2" table:style-name="ce3" office:value-type="time" office:time-value="PT07H00M00S" calcext:value-type="time">
            <text:p>07:00:00</text:p>
          </table:table-cell>
          <table:table-cell table:style-name="ce3" office:value-type="time" office:time-value="PT01H57M00S" calcext:value-type="time">
            <text:p>01:57:00</text:p>
          </table:table-cell>
          <table:table-cell table:style-name="ce6" table:formula="of:=N(SUM([.C7:.I7]) * 24)" office:value-type="float" office:value="51.8" calcext:value-type="float">
            <text:p>51,8</text:p>
          </table:table-cell>
          <table:table-cell table:formula="of:=DATEDIF([.B7]; [.$D$20]; &quot;y&quot;)" office:value-type="float" office:value="4" calcext:value-type="float">
            <text:p>4</text:p>
          </table:table-cell>
          <table:table-cell table:formula="of:=10 + 10 * ([.K7] / 100)" office:value-type="float" office:value="10.4" calcext:value-type="float">
            <text:p>10,4</text:p>
          </table:table-cell>
          <table:table-cell table:style-name="ce7" table:formula="of:=IF([.J7] &lt;= [.$E$18]; FALSE(); TRUE())" office:value-type="boolean" office:boolean-value="true" calcext:value-type="boolean">
            <text:p>PRAWDA</text:p>
          </table:table-cell>
          <table:table-cell table:style-name="ce6" table:formula="of:=IF([.M7]; ROUNDDOWN([.J7] - [.$E$18]); 0)" office:value-type="float" office:value="8" calcext:value-type="float">
            <text:p>8</text:p>
          </table:table-cell>
          <table:table-cell table:formula="of:=IF([.M7]; ROUNDDOWN([.N7]) * [.L7]; 0)" office:value-type="float" office:value="83.2" calcext:value-type="float">
            <text:p>83,2</text:p>
          </table:table-cell>
          <table:table-cell table:formula="of:= [.N7] / [.$N$12]" office:value-type="float" office:value="0.156862745098039" calcext:value-type="float">
            <text:p>0,156862745098039</text:p>
          </table:table-cell>
          <table:table-cell table:formula="of:=2500 * [.P7]" office:value-type="float" office:value="392.156862745098" calcext:value-type="float">
            <text:p>392,156862745098</text:p>
          </table:table-cell>
          <table:table-cell table:formula="of:=IF([.M7]; 10 * [.$E$18] + [.O7] + [.Q7]; 10 * [.$E$18])" office:value-type="currency" office:currency="PLN" office:value="907.856862745098" calcext:value-type="currency">
            <text:p>907,86 zł</text:p>
          </table:table-cell>
        </table:table-row>
        <table:table-row table:style-name="ro1">
          <table:table-cell office:value-type="string" calcext:value-type="string">
            <text:p>Leon Stefan</text:p>
          </table:table-cell>
          <table:table-cell office:value-type="date" office:date-value="1998-05-01" calcext:value-type="date">
            <text:p>1.05.1998</text:p>
          </table:table-cell>
          <table:table-cell office:value-type="time" office:time-value="PT11H08M00S" calcext:value-type="time">
            <text:p>11:08:00</text:p>
          </table:table-cell>
          <table:table-cell office:value-type="time" office:time-value="PT00H00M00S" calcext:value-type="time">
            <text:p>00:00:00</text:p>
          </table:table-cell>
          <table:table-cell table:number-columns-repeated="2" table:style-name="ce3" office:value-type="time" office:time-value="PT12H00M00S" calcext:value-type="time">
            <text:p>12:00:00</text:p>
          </table:table-cell>
          <table:table-cell table:number-columns-repeated="2" table:style-name="ce3" office:value-type="time" office:time-value="PT05H08M00S" calcext:value-type="time">
            <text:p>05:08:00</text:p>
          </table:table-cell>
          <table:table-cell table:style-name="ce3" office:value-type="time" office:time-value="PT02H00M00S" calcext:value-type="time">
            <text:p>02:00:00</text:p>
          </table:table-cell>
          <table:table-cell table:style-name="ce6" table:formula="of:=N(SUM([.C8:.I8]) * 24)" office:value-type="float" office:value="47.4" calcext:value-type="float">
            <text:p>47,4</text:p>
          </table:table-cell>
          <table:table-cell table:formula="of:=DATEDIF([.B8]; [.$D$20]; &quot;y&quot;)" office:value-type="float" office:value="7" calcext:value-type="float">
            <text:p>7</text:p>
          </table:table-cell>
          <table:table-cell table:formula="of:=10 + 10 * ([.K8] / 100)" office:value-type="float" office:value="10.7" calcext:value-type="float">
            <text:p>10,7</text:p>
          </table:table-cell>
          <table:table-cell table:style-name="ce7" table:formula="of:=IF([.J8] &lt;= [.$E$18]; FALSE(); TRUE())" office:value-type="boolean" office:boolean-value="true" calcext:value-type="boolean">
            <text:p>PRAWDA</text:p>
          </table:table-cell>
          <table:table-cell table:style-name="ce6" table:formula="of:=IF([.M8]; ROUNDDOWN([.J8] - [.$E$18]); 0)" office:value-type="float" office:value="4" calcext:value-type="float">
            <text:p>4</text:p>
          </table:table-cell>
          <table:table-cell table:formula="of:=IF([.M8]; ROUNDDOWN([.N8]) * [.L8]; 0)" office:value-type="float" office:value="42.8" calcext:value-type="float">
            <text:p>42,8</text:p>
          </table:table-cell>
          <table:table-cell table:formula="of:= [.N8] / [.$N$12]" office:value-type="float" office:value="0.0784313725490196" calcext:value-type="float">
            <text:p>0,0784313725490196</text:p>
          </table:table-cell>
          <table:table-cell table:formula="of:=2500 * [.P8]" office:value-type="float" office:value="196.078431372549" calcext:value-type="float">
            <text:p>196,078431372549</text:p>
          </table:table-cell>
          <table:table-cell table:formula="of:=IF([.M8]; 10 * [.$E$18] + [.O8] + [.Q8]; 10 * [.$E$18])" office:value-type="currency" office:currency="PLN" office:value="671.378431372549" calcext:value-type="currency">
            <text:p>671,38 zł</text:p>
          </table:table-cell>
        </table:table-row>
        <table:table-row table:style-name="ro1">
          <table:table-cell office:value-type="string" calcext:value-type="string">
            <text:p>Karol Mytnik</text:p>
          </table:table-cell>
          <table:table-cell office:value-type="date" office:date-value="2003-01-05" calcext:value-type="date">
            <text:p>5.01.2003</text:p>
          </table:table-cell>
          <table:table-cell office:value-type="time" office:time-value="PT11H59M00S" calcext:value-type="time">
            <text:p>11:59:00</text:p>
          </table:table-cell>
          <table:table-cell office:value-type="time" office:time-value="PT08H00M00S" calcext:value-type="time">
            <text:p>08:00:00</text:p>
          </table:table-cell>
          <table:table-cell table:number-columns-repeated="2" table:style-name="ce3" office:value-type="time" office:time-value="PT11H57M00S" calcext:value-type="time">
            <text:p>11:57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5H59M00S" calcext:value-type="time">
            <text:p>05:59:00</text:p>
          </table:table-cell>
          <table:table-cell table:style-name="ce3" office:value-type="time" office:time-value="PT11H57M00S" calcext:value-type="time">
            <text:p>11:57:00</text:p>
          </table:table-cell>
          <table:table-cell table:style-name="ce6" table:formula="of:=N(SUM([.C9:.I9]) * 24)" office:value-type="float" office:value="61.8166666666667" calcext:value-type="float">
            <text:p>61,8166666666667</text:p>
          </table:table-cell>
          <table:table-cell table:formula="of:=DATEDIF([.B9]; [.$D$20]; &quot;y&quot;)" office:value-type="float" office:value="2" calcext:value-type="float">
            <text:p>2</text:p>
          </table:table-cell>
          <table:table-cell table:formula="of:=10 + 10 * ([.K9] / 100)" office:value-type="float" office:value="10.2" calcext:value-type="float">
            <text:p>10,2</text:p>
          </table:table-cell>
          <table:table-cell table:style-name="ce7" table:formula="of:=IF([.J9] &lt;= [.$E$18]; FALSE(); TRUE())" office:value-type="boolean" office:boolean-value="true" calcext:value-type="boolean">
            <text:p>PRAWDA</text:p>
          </table:table-cell>
          <table:table-cell table:style-name="ce6" table:formula="of:=IF([.M9]; ROUNDDOWN([.J9] - [.$E$18]); 0)" office:value-type="float" office:value="18" calcext:value-type="float">
            <text:p>18</text:p>
          </table:table-cell>
          <table:table-cell table:formula="of:=IF([.M9]; ROUNDDOWN([.N9]) * [.L9]; 0)" office:value-type="float" office:value="183.6" calcext:value-type="float">
            <text:p>183,6</text:p>
          </table:table-cell>
          <table:table-cell table:formula="of:= [.N9] / [.$N$12]" office:value-type="float" office:value="0.352941176470588" calcext:value-type="float">
            <text:p>0,352941176470588</text:p>
          </table:table-cell>
          <table:table-cell table:formula="of:=2500 * [.P9]" office:value-type="float" office:value="882.352941176471" calcext:value-type="float">
            <text:p>882,352941176471</text:p>
          </table:table-cell>
          <table:table-cell table:formula="of:=IF([.M9]; 10 * [.$E$18] + [.O9] + [.Q9]; 10 * [.$E$18])" office:value-type="currency" office:currency="PLN" office:value="1498.45294117647" calcext:value-type="currency">
            <text:p>1 498,45 zł</text:p>
          </table:table-cell>
        </table:table-row>
        <table:table-row table:style-name="ro1">
          <table:table-cell office:value-type="string" calcext:value-type="string">
            <text:p>Jan Beztroski</text:p>
          </table:table-cell>
          <table:table-cell office:value-type="date" office:date-value="2001-01-01" calcext:value-type="date">
            <text:p>1.01.2001</text:p>
          </table:table-cell>
          <table:table-cell office:value-type="time" office:time-value="PT04H09M00S" calcext:value-type="time">
            <text:p>04:09:00</text:p>
          </table:table-cell>
          <table:table-cell office:value-type="time" office:time-value="PT09H54M00S" calcext:value-type="time">
            <text:p>09:54:00</text:p>
          </table:table-cell>
          <table:table-cell table:number-columns-repeated="2" table:style-name="ce3" office:value-type="time" office:time-value="PT04H00M00S" calcext:value-type="time">
            <text:p>04:0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7H00M00S" calcext:value-type="time">
            <text:p>07:00:00</text:p>
          </table:table-cell>
          <table:table-cell table:style-name="ce3" office:value-type="time" office:time-value="PT04H00M00S" calcext:value-type="time">
            <text:p>04:00:00</text:p>
          </table:table-cell>
          <table:table-cell table:style-name="ce6" table:formula="of:=N(SUM([.C10:.I10]) * 24)" office:value-type="float" office:value="33.05" calcext:value-type="float">
            <text:p>33,05</text:p>
          </table:table-cell>
          <table:table-cell table:formula="of:=DATEDIF([.B10]; [.$D$20]; &quot;y&quot;)" office:value-type="float" office:value="4" calcext:value-type="float">
            <text:p>4</text:p>
          </table:table-cell>
          <table:table-cell table:formula="of:=10 + 10 * ([.K10] / 100)" office:value-type="float" office:value="10.4" calcext:value-type="float">
            <text:p>10,4</text:p>
          </table:table-cell>
          <table:table-cell table:style-name="ce7" table:formula="of:=IF([.J10] &lt;= [.$E$18]; FALSE(); TRUE())" office:value-type="boolean" office:boolean-value="false" calcext:value-type="boolean">
            <text:p>FAŁSZ</text:p>
          </table:table-cell>
          <table:table-cell table:style-name="ce6" table:formula="of:=IF([.M10]; ROUNDDOWN([.J10] - [.$E$18]); 0)" office:value-type="float" office:value="0" calcext:value-type="float">
            <text:p>0</text:p>
          </table:table-cell>
          <table:table-cell table:formula="of:=IF([.M10]; ROUNDDOWN([.N10]) * [.L10]; 0)" office:value-type="float" office:value="0" calcext:value-type="float">
            <text:p>0</text:p>
          </table:table-cell>
          <table:table-cell table:formula="of:= [.N10] / [.$N$12]" office:value-type="float" office:value="0" calcext:value-type="float">
            <text:p>0</text:p>
          </table:table-cell>
          <table:table-cell table:formula="of:=2500 * [.P10]" office:value-type="float" office:value="0" calcext:value-type="float">
            <text:p>0</text:p>
          </table:table-cell>
          <table:table-cell table:formula="of:=IF([.M10]; 10 * [.$E$18] + [.O10] + [.Q10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Dawid Gorski</text:p>
          </table:table-cell>
          <table:table-cell office:value-type="date" office:date-value="2002-01-07" calcext:value-type="date">
            <text:p>7.01.2002</text:p>
          </table:table-cell>
          <table:table-cell office:value-type="time" office:time-value="PT06H07M00S" calcext:value-type="time">
            <text:p>06:07:00</text:p>
          </table:table-cell>
          <table:table-cell office:value-type="time" office:time-value="PT06H10M00S" calcext:value-type="time">
            <text:p>06:10:00</text:p>
          </table:table-cell>
          <table:table-cell table:number-columns-repeated="2" table:style-name="ce3" office:value-type="time" office:time-value="PT05H30M00S" calcext:value-type="time">
            <text:p>05:30:00</text:p>
          </table:table-cell>
          <table:table-cell table:style-name="ce3" office:value-type="time" office:time-value="PT00H00M00S" calcext:value-type="time">
            <text:p>00:00:00</text:p>
          </table:table-cell>
          <table:table-cell table:style-name="ce3" office:value-type="time" office:time-value="PT07H08M00S" calcext:value-type="time">
            <text:p>07:08:00</text:p>
          </table:table-cell>
          <table:table-cell table:style-name="ce3" office:value-type="time" office:time-value="PT05H30M00S" calcext:value-type="time">
            <text:p>05:30:00</text:p>
          </table:table-cell>
          <table:table-cell table:style-name="ce6" table:formula="of:=N(SUM([.C11:.I11]) * 24)" office:value-type="float" office:value="35.9166666666667" calcext:value-type="float">
            <text:p>35,9166666666667</text:p>
          </table:table-cell>
          <table:table-cell table:formula="of:=DATEDIF([.B11]; [.$D$20]; &quot;y&quot;)" office:value-type="float" office:value="3" calcext:value-type="float">
            <text:p>3</text:p>
          </table:table-cell>
          <table:table-cell table:formula="of:=10 + 10 * ([.K11] / 100)" office:value-type="float" office:value="10.3" calcext:value-type="float">
            <text:p>10,3</text:p>
          </table:table-cell>
          <table:table-cell table:style-name="ce7" table:formula="of:=IF([.J11] &lt;= [.$E$18]; FALSE(); TRUE())" office:value-type="boolean" office:boolean-value="false" calcext:value-type="boolean">
            <text:p>FAŁSZ</text:p>
          </table:table-cell>
          <table:table-cell table:style-name="ce6" table:formula="of:=IF([.M11]; ROUNDDOWN([.J11] - [.$E$18]); 0)" office:value-type="float" office:value="0" calcext:value-type="float">
            <text:p>0</text:p>
          </table:table-cell>
          <table:table-cell table:formula="of:=IF([.M11]; ROUNDDOWN([.N11]) * [.L11]; 0)" office:value-type="float" office:value="0" calcext:value-type="float">
            <text:p>0</text:p>
          </table:table-cell>
          <table:table-cell table:formula="of:= [.N11] / [.$N$12]" office:value-type="float" office:value="0" calcext:value-type="float">
            <text:p>0</text:p>
          </table:table-cell>
          <table:table-cell table:formula="of:=2500 * [.P11]" office:value-type="float" office:value="0" calcext:value-type="float">
            <text:p>0</text:p>
          </table:table-cell>
          <table:table-cell table:formula="of:=IF([.M11]; 10 * [.$E$18] + [.O11] + [.Q11]; 10 * [.$E$18])" office:value-type="currency" office:currency="PLN" office:value="432.5" calcext:value-type="currency">
            <text:p>432,50 zł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Default" table:number-columns-repeated="3"/>
          <table:table-cell table:number-columns-repeated="9"/>
          <table:table-cell table:formula="of:=SUM([.N2:.N11])" office:value-type="float" office:value="51" calcext:value-type="float">
            <text:p>51</text:p>
          </table:table-cell>
          <table:table-cell table:formula="of:=SUM([.O1:.O11])" office:value-type="float" office:value="527.2" calcext:value-type="float">
            <text:p>527,2</text:p>
          </table:table-cell>
          <table:table-cell/>
          <table:table-cell table:formula="of:=SUM([.Q2:.Q11])" office:value-type="float" office:value="2500" calcext:value-type="float">
            <text:p>2500</text:p>
          </table:table-cell>
          <table:table-cell table:style-name="Default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13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ygodniowy czas pracy: </text:p>
          </table:table-cell>
          <table:covered-table-cell table:style-name="Default"/>
          <table:table-cell table:style-name="ce4" office:value-type="time" office:time-value="PT43H15M00S" calcext:value-type="time">
            <text:p>43:15:00</text:p>
          </table:table-cell>
          <table:table-cell table:formula="of:=[.D18] * 24" office:value-type="float" office:value="43.25" calcext:value-type="float">
            <text:p>43,25</text:p>
          </table:table-cell>
          <table:table-cell table:number-columns-repeated="12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Kwota premii do podziału: </text:p>
          </table:table-cell>
          <table:covered-table-cell table:style-name="Default"/>
          <table:table-cell table:style-name="ce5" office:value-type="currency" office:currency="PLN" office:value="2500" calcext:value-type="currency">
            <text:p>2 500,00 zł</text:p>
          </table:table-cell>
          <table:table-cell table:number-columns-repeated="13"/>
          <table: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Data obliczeń: </text:p>
          </table:table-cell>
          <table:covered-table-cell table:style-name="Default"/>
          <table:table-cell table:style-name="ce1" office:value-type="date" office:date-value="2005-05-30" calcext:value-type="date">
            <text:p>30.05.2005</text:p>
          </table:table-cell>
          <table:table-cell table:number-columns-repeated="1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dc:date>2026-02-24T13:37:44.677747395</dc:date>
    <meta:editing-duration>PT47M26S</meta:editing-duration>
    <meta:editing-cycles>18</meta:editing-cycles>
    <meta:document-statistic meta:table-count="4" meta:cell-count="74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6.729cm" svg:y="0.316cm" chart:style-name="ch2">
          <text:p>Nadgodziny</text:p>
        </chart:title>
        <chart:legend chart:legend-position="end" svg:x="12.014cm" svg:y="4.201cm" style:legend-expansion="high" chart:style-name="ch3"/>
        <chart:plot-area chart:style-name="ch4" svg:x="1.331cm" svg:y="1.275cm" svg:width="10.363cm" svg:height="6.564cm">
          <chart:coordinate-region svg:x="2.429cm" svg:y="1.474cm" svg:width="9.265cm" svg:height="4.375cm"/>
          <chart:axis chart:dimension="x" chart:name="primary-x" chart:style-name="ch5" chartooo:axis-type="auto">
            <chartooo:date-scale/>
            <chart:title svg:x="5.643cm" svg:y="8.019cm" chart:style-name="ch2">
              <text:p><text:span text:style-name="T1">Pracownicy</text:span></text:p>
            </chart:title>
            <chart:categories table:cell-range-address="ZadanieC.A2:ZadanieC.A11"/>
          </chart:axis>
          <chart:axis chart:dimension="y" chart:name="primary-y" chart:style-name="ch6">
            <chart:title svg:x="0.451cm" svg:y="4.994cm" chart:style-name="ch7">
              <text:p><text:span text:style-name="T1">Godz</text:span></text:p>
            </chart:title>
            <chart:grid chart:style-name="ch8" chart:class="major"/>
          </chart:axis>
          <chart:series chart:style-name="ch9" chart:values-cell-range-address="ZadanieC.N2:ZadanieC.N11" chart:label-cell-address="ZadanieC.N1:ZadanieC.N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zepracowane godz</text:p>
                <draw:g>
                  <svg:desc>ZadanieC.N1:ZadanieC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 Kowalski</text:p>
                <draw:g>
                  <svg:desc>ZadanieC.A2:ZadanieC.A11</svg:desc>
                </draw:g>
              </table:table-cell>
              <table:table-cell office:value-type="float" office:value="4">
                <text:p>4</text:p>
                <draw:g>
                  <svg:desc>ZadanieC.N2:ZadanieC.N11</svg:desc>
                </draw:g>
              </table:table-cell>
            </table:table-row>
            <table:table-row>
              <table:table-cell office:value-type="string">
                <text:p>Jerzy Now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iotr Myh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am Nowa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zej De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Jacek Mark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eon Stef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Karol Mytnik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an Beztroski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wid Gorsk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